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Ezra SIL" svg:font-family="'Ezr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avid CLM1" svg:font-family="'David CLM'" style:font-family-generic="system" style:font-pitch="variable"/>
    <style:font-face style:name="DejaVu Sans" svg:font-family="'DejaVu Sans'" style:font-family-generic="system" style:font-pitch="variable"/>
    <style:font-face style:name="Ezra SIL1" svg:font-family="'Ezra SIL'"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641in" fo:margin-left="1.0472in" fo:margin-top="0in" fo:margin-bottom="0in" table:align="left" style:writing-mode="rl-tb"/>
    </style:style>
    <style:style style:name="Table1.A" style:family="table-column">
      <style:table-column-properties style:column-width="1.1125in"/>
    </style:style>
    <style:style style:name="Table1.B" style:family="table-column">
      <style:table-column-properties style:column-width="1.1139in"/>
    </style:style>
    <style:style style:name="Table1.C" style:family="table-column">
      <style:table-column-properties style:column-width="1.1146in"/>
    </style:style>
    <style:style style:name="Table1.D" style:family="table-column">
      <style:table-column-properties style:column-width="1.1215in"/>
    </style:style>
    <style:style style:name="Table1.E" style:family="table-column">
      <style:table-column-properties style:column-width="1.1785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writing-mode="rl-tb"/>
    </style:style>
    <style:style style:name="Table1.E1" style:family="table-cell">
      <style:table-cell-properties fo:padding="0.0382in" fo:border="0.25pt solid #000000" style:writing-mode="rl-tb"/>
    </style:style>
    <style:style style:name="Table1.A2" style:family="table-cell">
      <style:table-cell-properties fo:padding="0.0382in" fo:border-left="0.25pt solid #000000" fo:border-right="none" fo:border-top="none" fo:border-bottom="0.25pt solid #000000" style:writing-mode="rl-tb"/>
    </style:style>
    <style:style style:name="Table1.E2" style:family="table-cell">
      <style:table-cell-properties fo:padding="0.0382in" fo:border-left="0.25pt solid #000000" fo:border-right="0.25pt solid #000000" fo:border-top="none" fo:border-bottom="0.25pt solid #000000" style:writing-mode="rl-tb"/>
    </style:style>
    <style:style style:name="Table2" style:family="table">
      <style:table-properties style:width="4.3826in" fo:margin-top="0in" fo:margin-bottom="0in" table:align="center" style:writing-mode="rl-tb"/>
    </style:style>
    <style:style style:name="Table2.A" style:family="table-column">
      <style:table-column-properties style:column-width="1.1125in"/>
    </style:style>
    <style:style style:name="Table2.B" style:family="table-column">
      <style:table-column-properties style:column-width="1.1146in"/>
    </style:style>
    <style:style style:name="Table2.C" style:family="table-column">
      <style:table-column-properties style:column-width="1.1132in"/>
    </style:style>
    <style:style style:name="Table2.D" style:family="table-column">
      <style:table-column-properties style:column-width="1.0424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writing-mode="rl-tb"/>
    </style:style>
    <style:style style:name="Table2.D1" style:family="table-cell">
      <style:table-cell-properties fo:padding="0.0382in" fo:border="0.25pt solid #000000" style:writing-mode="rl-tb"/>
    </style:style>
    <style:style style:name="Table2.A2" style:family="table-cell">
      <style:table-cell-properties fo:padding="0.0382in" fo:border-left="0.25pt solid #000000" fo:border-right="none" fo:border-top="none" fo:border-bottom="0.25pt solid #000000" style:writing-mode="rl-tb"/>
    </style:style>
    <style:style style:name="Table2.D2" style:family="table-cell">
      <style:table-cell-properties fo:padding="0.0382in" fo:border-left="0.25pt solid #000000" fo:border-right="0.25pt solid #000000" fo:border-top="none" fo:border-bottom="0.25pt solid #000000" style:writing-mode="rl-tb"/>
    </style:style>
    <style:style style:name="Table3" style:family="table">
      <style:table-properties style:width="4.3826in" fo:margin-top="0in" fo:margin-bottom="0in" table:align="center" style:writing-mode="rl-tb"/>
    </style:style>
    <style:style style:name="Table3.A" style:family="table-column">
      <style:table-column-properties style:column-width="1.2625in"/>
    </style:style>
    <style:style style:name="Table3.B" style:family="table-column">
      <style:table-column-properties style:column-width="1.2653in"/>
    </style:style>
    <style:style style:name="Table3.C" style:family="table-column">
      <style:table-column-properties style:column-width="1.8549in"/>
    </style:style>
    <style:style style:name="Table3.1" style:family="table-row">
      <style:table-row-properties style:min-row-height="0.25in" fo:keep-together="auto"/>
    </style:style>
    <style:style style:name="Table3.A1" style:family="table-cell">
      <style:table-cell-properties fo:padding="0.0382in" fo:border-left="0.25pt solid #000000" fo:border-right="none" fo:border-top="0.25pt solid #000000" fo:border-bottom="0.25pt solid #000000" style:writing-mode="rl-tb"/>
    </style:style>
    <style:style style:name="Table3.C1" style:family="table-cell">
      <style:table-cell-properties fo:padding="0.0382in" fo:border="0.25pt solid #000000" style:writing-mode="rl-tb"/>
    </style:style>
    <style:style style:name="Table3.2" style:family="table-row">
      <style:table-row-properties fo:keep-together="auto"/>
    </style:style>
    <style:style style:name="Table3.A2" style:family="table-cell">
      <style:table-cell-properties fo:padding="0.0382in" fo:border-left="0.25pt solid #000000" fo:border-right="none" fo:border-top="none" fo:border-bottom="0.25pt solid #000000" style:writing-mode="rl-tb"/>
    </style:style>
    <style:style style:name="Table3.C2" style:family="table-cell">
      <style:table-cell-properties fo:padding="0.0382in" fo:border-left="0.25pt solid #000000" fo:border-right="0.25pt solid #000000" fo:border-top="none" fo:border-bottom="0.25pt solid #000000" style:writing-mode="rl-tb"/>
    </style:style>
    <style:style style:name="Table3.3" style:family="table-row">
      <style:table-row-properties fo:keep-together="auto"/>
    </style:style>
    <style:style style:name="Table4" style:family="table">
      <style:table-properties style:width="2.4375in" fo:margin-left="2.8701in" fo:margin-top="0in" fo:margin-bottom="0in" table:align="left" style:writing-mode="rl-tb"/>
    </style:style>
    <style:style style:name="Table4.A" style:family="table-column">
      <style:table-column-properties style:column-width="0.2917in"/>
    </style:style>
    <style:style style:name="Table4.B" style:family="table-column">
      <style:table-column-properties style:column-width="0.7083in"/>
    </style:style>
    <style:style style:name="Table4.C" style:family="table-column">
      <style:table-column-properties style:column-width="0.7493in"/>
    </style:style>
    <style:style style:name="Table4.D" style:family="table-column">
      <style:table-column-properties style:column-width="0.6882in"/>
    </style:style>
    <style:style style:name="Table4.1" style:family="table-row">
      <style:table-row-properties fo:keep-together="auto"/>
    </style:style>
    <style:style style:name="Table4.A1" style:family="table-cell">
      <style:table-cell-properties fo:padding-left="0.0014in" fo:padding-right="0in" fo:padding-top="0in" fo:padding-bottom="0in" fo:border-left="0.25pt solid #000000" fo:border-right="none" fo:border-top="0.25pt solid #000000" fo:border-bottom="0.25pt solid #000000" style:writing-mode="rl-tb"/>
    </style:style>
    <style:style style:name="Table4.D1" style:family="table-cell">
      <style:table-cell-properties fo:padding-left="0.0014in" fo:padding-right="0in" fo:padding-top="0in" fo:padding-bottom="0in" fo:border="0.25pt solid #000000" style:writing-mode="rl-tb"/>
    </style:style>
    <style:style style:name="Table4.A2" style:family="table-cell">
      <style:table-cell-properties fo:padding-left="0.0014in" fo:padding-right="0in" fo:padding-top="0in" fo:padding-bottom="0in" fo:border-left="0.25pt solid #000000" fo:border-right="none" fo:border-top="none" fo:border-bottom="0.25pt solid #000000" style:writing-mode="rl-tb"/>
    </style:style>
    <style:style style:name="Table4.D2" style:family="table-cell">
      <style:table-cell-properties fo:padding-left="0.0014in" fo:padding-right="0in" fo:padding-top="0in" fo:padding-bottom="0in" fo:border-left="0.25pt solid #000000" fo:border-right="0.25pt solid #000000" fo:border-top="none" fo:border-bottom="0.25pt solid #000000" style:writing-mode="rl-tb"/>
    </style:style>
    <style:style style:name="Table5" style:family="table">
      <style:table-properties style:width="2.2563in" fo:margin-left="3.2819in" fo:margin-top="0in" fo:margin-bottom="0in" table:align="left" style:writing-mode="rl-tb"/>
    </style:style>
    <style:style style:name="Table5.A" style:family="table-column">
      <style:table-column-properties style:column-width="0.3188in"/>
    </style:style>
    <style:style style:name="Table5.B" style:family="table-column">
      <style:table-column-properties style:column-width="0.625in"/>
    </style:style>
    <style:style style:name="Table5.C" style:family="table-column">
      <style:table-column-properties style:column-width="0.6875in"/>
    </style:style>
    <style:style style:name="Table5.1" style:family="table-row">
      <style:table-row-properties fo:keep-together="auto"/>
    </style:style>
    <style:style style:name="Table5.A1" style:family="table-cell">
      <style:table-cell-properties fo:padding="0.0382in" fo:border-left="0.25pt solid #000000" fo:border-right="none" fo:border-top="0.25pt solid #000000" fo:border-bottom="0.25pt solid #000000" style:writing-mode="rl-tb"/>
    </style:style>
    <style:style style:name="Table5.D1" style:family="table-cell">
      <style:table-cell-properties fo:padding="0.0382in" fo:border="0.25pt solid #000000" style:writing-mode="rl-tb"/>
    </style:style>
    <style:style style:name="Table5.A2" style:family="table-cell">
      <style:table-cell-properties fo:padding="0.0382in" fo:border-left="0.25pt solid #000000" fo:border-right="none" fo:border-top="none" fo:border-bottom="0.25pt solid #000000" style:writing-mode="rl-tb"/>
    </style:style>
    <style:style style:name="Table5.D2" style:family="table-cell">
      <style:table-cell-properties fo:padding="0.0382in" fo:border-left="0.25pt solid #000000" fo:border-right="0.25pt solid #000000" fo:border-top="none" fo:border-bottom="0.25pt solid #000000" style:writing-mode="rl-tb"/>
    </style:style>
    <style:style style:name="P1" style:family="paragraph" style:parent-style-name="Code">
      <style:paragraph-properties fo:text-align="end" style:justify-single-word="false" style:writing-mode="rl-tb"/>
    </style:style>
    <style:style style:name="P2" style:family="paragraph" style:parent-style-name="Default">
      <style:text-properties fo:color="#c9211e" loext:opacity="100%"/>
    </style:style>
    <style:style style:name="P3" style:family="paragraph" style:parent-style-name="Default">
      <style:text-properties fo:font-style="italic" style:font-style-asian="italic"/>
    </style:style>
    <style:style style:name="P4" style:family="paragraph" style:parent-style-name="Default">
      <style:text-properties style:text-position="4% 100%"/>
    </style:style>
    <style:style style:name="P5" style:family="paragraph" style:parent-style-name="Default">
      <style:text-properties officeooo:paragraph-rsid="001087c0"/>
    </style:style>
    <style:style style:name="P6" style:family="paragraph" style:parent-style-name="Default">
      <style:paragraph-properties fo:break-before="page"/>
    </style:style>
    <style:style style:name="P7" style:family="paragraph" style:parent-style-name="Text_20_body">
      <style:paragraph-properties fo:break-before="page"/>
    </style:style>
    <style:style style:name="P8" style:family="paragraph" style:parent-style-name="Default">
      <style:paragraph-properties fo:text-align="center" style:justify-single-word="false" style:writing-mode="lr-tb"/>
    </style:style>
    <style:style style:name="P9" style:family="paragraph" style:parent-style-name="Default">
      <style:paragraph-properties fo:text-align="start" style:justify-single-word="false" style:writing-mode="lr-tb"/>
    </style:style>
    <style:style style:name="P10" style:family="paragraph" style:parent-style-name="Standard">
      <style:paragraph-properties fo:text-align="start" style:justify-single-word="false" style:writing-mode="lr-tb"/>
    </style:style>
    <style:style style:name="P11" style:family="paragraph" style:parent-style-name="Text_20_body">
      <style:paragraph-properties fo:text-align="start" style:justify-single-word="false" style:writing-mode="lr-tb"/>
    </style:style>
    <style:style style:name="P12" style:family="paragraph" style:parent-style-name="Table_20_Contents">
      <style:paragraph-properties fo:orphans="0" fo:widows="0"/>
    </style:style>
    <style:style style:name="P13" style:family="paragraph" style:parent-style-name="Default" style:list-style-name="WWNum2"/>
    <style:style style:name="P14" style:family="paragraph" style:parent-style-name="Default">
      <style:text-properties fo:font-style="italic" style:font-style-asian="italic"/>
    </style:style>
    <style:style style:name="P15" style:family="paragraph" style:parent-style-name="Default" style:list-style-name="WWNum9"/>
    <style:style style:name="P16" style:family="paragraph" style:parent-style-name="Default" style:list-style-name="WWNum8"/>
    <style:style style:name="P17" style:family="paragraph" style:parent-style-name="Default" style:list-style-name="WWNum10"/>
    <style:style style:name="P18" style:family="paragraph" style:parent-style-name="Default" style:list-style-name="WWNum21"/>
    <style:style style:name="P19" style:family="paragraph" style:parent-style-name="Default" style:list-style-name="WWNum2">
      <style:paragraph-properties fo:text-align="center" style:justify-single-word="false"/>
    </style:style>
    <style:style style:name="P20" style:family="paragraph" style:parent-style-name="Heading_20_1" style:list-style-name="WWNum2" style:master-page-name="Standard">
      <style:paragraph-properties style:page-number="auto"/>
    </style:style>
    <style:style style:name="P21" style:family="paragraph" style:parent-style-name="Heading_20_2" style:list-style-name="WWNum2"/>
    <style:style style:name="P22" style:family="paragraph" style:parent-style-name="Heading_20_2" style:list-style-name="WWNum2">
      <style:text-properties fo:color="#000000" loext:opacity="100%" style:font-name="Courier New" fo:font-size="12pt" officeooo:rsid="00214b71" officeooo:paragraph-rsid="00214b71" style:font-size-asian="12pt" style:font-name-complex="Times New Roman" style:font-size-complex="18pt"/>
    </style:style>
    <style:style style:name="P23" style:family="paragraph" style:parent-style-name="List_20_Paragraph" style:list-style-name="WWNum18"/>
    <style:style style:name="P24" style:family="paragraph" style:parent-style-name="List_20_Paragraph" style:list-style-name="WWNum17"/>
    <style:style style:name="P25" style:family="paragraph" style:parent-style-name="List_20_Paragraph" style:list-style-name="WWNum2"/>
    <style:style style:name="P26" style:family="paragraph" style:parent-style-name="Standard">
      <style:text-properties officeooo:rsid="00214b71" officeooo:paragraph-rsid="00214b71"/>
    </style:style>
    <style:style style:name="P27" style:family="paragraph" style:parent-style-name="Standard">
      <style:text-properties officeooo:rsid="0021844a" officeooo:paragraph-rsid="0021844a"/>
    </style:style>
    <style:style style:name="P28" style:family="paragraph" style:parent-style-name="SubHeading" style:list-style-name="WWNum2"/>
    <style:style style:name="P29" style:family="paragraph" style:parent-style-name="Table_20_Contents" style:list-style-name="WWNum2">
      <style:paragraph-properties fo:orphans="0" fo:widows="0"/>
      <style:text-properties fo:font-weight="bold" style:font-weight-asian="bold" style:font-weight-complex="bold"/>
    </style:style>
    <style:style style:name="P30" style:family="paragraph" style:parent-style-name="Table_20_Contents" style:list-style-name="WWNum2">
      <style:paragraph-properties fo:orphans="0" fo:widows="0"/>
    </style:style>
    <style:style style:name="P31" style:family="paragraph" style:parent-style-name="Text_20_body" style:list-style-name="WWNum2"/>
    <style:style style:name="P32" style:family="paragraph" style:parent-style-name="Text_20_body" style:list-style-name="WWNum7"/>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47d96" style:font-style-asian="italic"/>
    </style:style>
    <style:style style:name="T4" style:family="text">
      <style:text-properties fo:font-style="italic" fo:font-weight="bold" style:font-style-asian="italic" style:font-weight-asian="bold" style:font-style-complex="italic"/>
    </style:style>
    <style:style style:name="T5" style:family="text">
      <style:text-properties style:font-name="Calibri" style:font-name-complex="Calibri1"/>
    </style:style>
    <style:style style:name="T6" style:family="text">
      <style:text-properties fo:font-size="8pt" style:font-size-asian="8pt" style:font-size-complex="8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0.5pt" style:font-size-asian="10.5pt"/>
    </style:style>
    <style:style style:name="T10" style:family="text">
      <style:text-properties style:font-name="David CLM"/>
    </style:style>
    <style:style style:name="T11" style:family="text">
      <style:text-properties style:text-position="4% 100%"/>
    </style:style>
    <style:style style:name="T12" style:family="text">
      <style:text-properties style:text-position="4% 100%" fo:font-weight="bold" style:font-weight-asian="bold" style:font-weight-complex="bold"/>
    </style:style>
    <style:style style:name="T13" style:family="text">
      <style:text-properties style:text-position="sub 58%"/>
    </style:style>
    <style:style style:name="T14" style:family="text">
      <style:text-properties style:text-position="super 58%"/>
    </style:style>
    <style:style style:name="T15" style:family="text">
      <style:text-properties fo:color="#0000ff" loext:opacity="100%"/>
    </style:style>
    <style:style style:name="T16" style:family="text">
      <style:text-properties fo:color="#098658" loext:opacity="100%"/>
    </style:style>
    <style:style style:name="T17" style:family="text">
      <style:text-properties fo:color="#a31515" loext:opacity="100%"/>
    </style:style>
    <style:style style:name="T18" style:family="text">
      <style:text-properties style:font-name-asian="DejaVu Sans"/>
    </style:style>
    <style:style style:name="T19" style:family="text">
      <style:text-properties officeooo:rsid="000d2619"/>
    </style:style>
    <style:style style:name="T20" style:family="text">
      <style:text-properties style:font-name="Courier New" fo:font-size="12pt" officeooo:rsid="000fb881" style:font-size-asian="12pt" style:font-name-complex="David CLM1"/>
    </style:style>
    <style:style style:name="T21" style:family="text">
      <style:text-properties officeooo:rsid="001087c0"/>
    </style:style>
    <style:style style:name="T22" style:family="text">
      <style:text-properties officeooo:rsid="00111a79"/>
    </style:style>
    <style:style style:name="T23" style:family="text">
      <style:text-properties fo:language="en" fo:country="US" officeooo:rsid="0012b6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47270067" text:style-name="WWNum2">
        <text:list-item>
          <text:h text:style-name="P20" text:outline-level="1">יעילות כלכלית</text:h>
        </text:list-item>
        <text:list-item>
          <text:p text:style-name="P28">"אַל תִּמְנַע טוֹב מִבְּעָלָיו, בִּהְיוֹת לְאֵל יָדְךָ לַעֲשׂוֹת" (משלי ג כז)</text:p>
        </text:list-item>
      </text:list>
      <text:p text:style-name="Standard"><text:span text:style-name="T19">בשיעור </text:span>זו נלמד שיקול נוסף בחלוקת משאבים, שאנו רוצים להשיג במקביל להגינות, והוא <text:span text:style-name="T2">יעילות</text:span> במובן הכלכלי (להבדיל מיעילות חישובית). נסביר את מושג היעילות הכלכלית על-ידי דוגמה. נניח שעמי ותמי רוצים לחלוק ביניהם קרקע. עמי מייחס ערך 99 לחצי המזרחי של הקרקע ו-1 לחלקה המערבי; תמי מייחסת ערך 99 לחלק המערבי של הקרקע ו-1 לחלקה המזרחי. לשניהם פונקציות-ערך אדיטיביות. נניח שאנחנו נותנים לעמי את החצי הצפוני של הקרקע ולתמי את החצי הדרומי. </text:p>
      <text:p text:style-name="Standard">האם החלוקה היא פרופורציונלית? - כן: כל אחד מהשחקנים קיבל ערך של 50 – בדיוק <text:span text:style-name="T5">½</text:span> מערך הקרקע כולה. אבל, ברור לנו שהחלוקה הזאת לא מספיק טובה - יש בה בזבוז. אם ניתן לעמי את החלק המזרחי ולתמי את החלק המערבי, הערך <text:span text:style-name="T2">של שניהם </text:span>יהיה גבוה יותר; לכן החלוקה הראשונה אינה <text:span text:style-name="T2">יעילה. </text:span>ביחידה זו נראה כמה הגדרות למושג היעילות, ונלמד אלגוריתמים המוצאים חלוקה שהיא גם יעילה וגם הוגנת.</text:p>
      <text:p text:style-name="Standard">אנחנו נגדיר את מושגי היעילות באופן כללי, אבל נתמקד בבעיית-חלוקה של <text:span text:style-name="T2">משאבים הומוגניים</text:span> (homogeneous resources). ישנם כמה הבדלים בין בעיה זו לבין בעיית חלוקת העוגה:</text:p>
      <text:list xml:id="list1505488962" text:style-name="WWNum18">
        <text:list-item>
          <text:p text:style-name="P23">מספיק להחליט <text:span text:style-name="T2">כמה</text:span> מכל משאב מקבל כל שחקן; אין זה משנה <text:span text:style-name="T2">איזה חלק</text:span> מהמשאב הוא מקבל. </text:p>
        </text:list-item>
        <text:list-item>
          <text:p text:style-name="P23">אין חשיבות לתכונת הקשירות.</text:p>
        </text:list-item>
      </text:list>
      <text:p text:style-name="Standard">בנוסף, אנו מניחים ש:</text:p>
      <text:list xml:id="list1634322795" text:style-name="WWNum17">
        <text:list-item>
          <text:p text:style-name="P24">המשאבים <text:span text:style-name="T2">רציפים</text:span>, כלומר, ניתן לתת לכל שחקן אחוז כלשהו מכל משאב. </text:p>
        </text:list-item>
        <text:list-item>
          <text:p text:style-name="P24">לכל שחקן ישנה פונקציית-ערך <text:span text:style-name="T2">רציפה</text:span>: תוספת מעט משאב משפיעה רק במעט על הערך. </text:p>
        </text:list-item>
        <text:list-item>
          <text:p text:style-name="P24">פונקציות הערך הן אדיטיביות ומונוטוניות-עולות.</text:p>
        </text:list-item>
      </text:list>
      <text:p text:style-name="Standard"/>
      <text:list xml:id="list95548205790318" text:continue-list="list2547270067" text:style-name="WWNum2">
        <text:list-item>
          <text:h text:style-name="P21" text:outline-level="2">יעילות פארטו</text:h>
        </text:list-item>
      </text:list>
      <text:p text:style-name="Standard">תכונת היעילות היסודית הוגדרה פורמלית לראשונה ע"י וילפרדו פארטו (Vilfredo Pareto) - כלכלן איטלקי שחי לפני כ-100 שנה, ולכן היא נקראת על שמו "יעילות פארטו". אולם, הרעיון שמאחריה נזכר כבר בתלמוד <text:span text:style-name="T6">(בבא קמא כ ב)</text:span>, בכלל “<text:span text:style-name="T4">זה נהנה וזה לא חסר</text:span>”. </text:p>
      <text:p text:style-name="Definition"><text:span text:style-name="T8">הגדרה</text:span>.</text:p>
      <text:p text:style-name="Definition">- מצב א נקרא <text:span text:style-name="T2">שיפור פארטו (Pareto improvement)</text:span> של מצב ב, אם מצב א טוב יותר לחלק מהמשתתפים ("זה נהנה"), וטוב לפחות באותה מידה לכל השאר ("וזה לא חסר").</text:p>
      <text:p text:style-name="Definition">- מצב נקרא <text:span text:style-name="T2">יעיל פארטו (Pareto efficient <text:s/></text:span>או<text:span text:style-name="T2"> Pareto optimal)</text:span> אם לא קיים מצב אחר שהוא שיפור פארטו שלו.</text:p>
      <text:p text:style-name="Text_20_body"><text:soft-page-break/>בדוגמה למעלה, החלוקה הנותנת את החצי הצפוני של הקרקע לעמי ואת החלק הדרומי לתמי אינה יעילה-פארטו, כיוון שהחלוקה הנותנת את החצי המזרחי לעמי ואת החלק המערבי לתמי היא שיפור-פארטו שלה.</text:p>
      <text:p text:style-name="Text_20_body">שימו לב, ההגדרות מתייחסות לא רק לחלוקת-משאבים, אלא ל"מצב" מופשט כלשהו. חלוקת-משאבים היא מקרה פרטי של מצב. כדוגמה למצב מסוג אחר, נניח שעמי ותמי רוצים ללכת למסעדה, וצריכים להחליט לאיזו מסעדה ללכת. יש שלוש אפשריות: עמי מעדיף את א על ב ואת ב על ג; תמי מעדיפה את ב על א ואת א על ג. אנחנו לא יודעים במה הם יבחרו בסוף, אבל ברור לנו שמצב אחד אינו יעיל פארטו, והוא ללכת למסעדה ג. זאת, כיוון שבחירה בכל אחת מהמסעדות האחרות היא שיפור-פארטו של ג. </text:p>
      <text:p text:style-name="Text_20_body">העקרון של יעילות-פארטו אינו אומר לנו מה בדיוק לבחור - הרי אין בחירה אחת שהיא "הכי טובה" עבור כולם. אבל יעילות-פארטו היא תנאי הכרחי לכך שהבחירה שלנו היא הגיונית. אם בחרנו באפשרות שאינה יעילה פארטו - כנראה לא התאמצנו מספיק כדי להשביע את רצונם של המשתתפים. מצד שני, אם הצלחנו למצוא שיפור פארטו, עשינו עבודה טובה במיוחד – הצלחנו לשפר את מצבם של חלק מהמשתתפים בלי לעורר התנגדות מצד האחרים.</text:p>
      <text:list xml:id="list95547124206286" text:continue-numbering="true" text:style-name="WWNum2">
        <text:list-item>
          <text:h text:style-name="P21" text:outline-level="2">יעילות פארטו בחלוקת קרקעות ועוגות</text:h>
        </text:list-item>
      </text:list>
      <text:p text:style-name="Standard">עכשיו נחזור <text:span text:style-name="T9">לאלגוריתמי</text:span> חלוקת העוגה (והקרקע) שלמדנו <text:span text:style-name="T20">בשיעור הקודם</text:span>. האם האלגוריתמים <text:span text:style-name="T9">האלו מחזירים </text:span>חלוקה שהיא יעילה-פארטו? לצורך הדיון נסתכל על אלגוריתם "חתוך ובחר" - לחלוקת עוגה בין שני אנשים. האם האלגוריתם הזה תמיד מחזיר חלוקה יעילה פארטו? התשובה היא לא. הנה דוגמה. נניח שב"עוגה" יש ארבעה איזורים, והשחקנים מעריכים אותם לפי הטבלה הבאה:</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list xml:id="list95548704280278" text:continue-numbering="true" text:style-name="WWNum2">
              <text:list-item>
                <text:p text:style-name="P29">איזור:</text:p>
              </text:list-item>
            </text:list>
          </table:table-cell>
          <table:table-cell table:style-name="Table1.A1" office:value-type="string">
            <text:list xml:id="list95547900968505" text:continue-numbering="true" text:style-name="WWNum2">
              <text:list-item>
                <text:p text:style-name="P29">א</text:p>
              </text:list-item>
            </text:list>
          </table:table-cell>
          <table:table-cell table:style-name="Table1.A1" office:value-type="string">
            <text:list xml:id="list95548336709311" text:continue-numbering="true" text:style-name="WWNum2">
              <text:list-item>
                <text:p text:style-name="P29">ב</text:p>
              </text:list-item>
            </text:list>
          </table:table-cell>
          <table:table-cell table:style-name="Table1.A1" office:value-type="string">
            <text:list xml:id="list95547391550023" text:continue-numbering="true" text:style-name="WWNum2">
              <text:list-item>
                <text:p text:style-name="P29">ג</text:p>
              </text:list-item>
            </text:list>
          </table:table-cell>
          <table:table-cell table:style-name="Table1.E1" office:value-type="string">
            <text:list xml:id="list95548036374275" text:continue-numbering="true" text:style-name="WWNum2">
              <text:list-item>
                <text:p text:style-name="P29">ד</text:p>
              </text:list-item>
            </text:list>
          </table:table-cell>
        </table:table-row>
        <table:table-row table:style-name="Table1.1">
          <table:table-cell table:style-name="Table1.A2" office:value-type="string">
            <text:list xml:id="list95548935559058" text:continue-numbering="true" text:style-name="WWNum2">
              <text:list-item>
                <text:p text:style-name="P29">עמי:</text:p>
              </text:list-item>
            </text:list>
          </table:table-cell>
          <table:table-cell table:style-name="Table1.A2" office:value-type="string">
            <text:list xml:id="list95548211128388" text:continue-numbering="true" text:style-name="WWNum2">
              <text:list-item>
                <text:p text:style-name="P30">2</text:p>
              </text:list-item>
            </text:list>
          </table:table-cell>
          <table:table-cell table:style-name="Table1.A2" office:value-type="string">
            <text:list xml:id="list95548659573758" text:continue-numbering="true" text:style-name="WWNum2">
              <text:list-item>
                <text:p text:style-name="P30">0</text:p>
              </text:list-item>
            </text:list>
          </table:table-cell>
          <table:table-cell table:style-name="Table1.A2" office:value-type="string">
            <text:list xml:id="list95547334771679" text:continue-numbering="true" text:style-name="WWNum2">
              <text:list-item>
                <text:p text:style-name="P30">0</text:p>
              </text:list-item>
            </text:list>
          </table:table-cell>
          <table:table-cell table:style-name="Table1.E2" office:value-type="string">
            <text:list xml:id="list95547491106388" text:continue-numbering="true" text:style-name="WWNum2">
              <text:list-item>
                <text:p text:style-name="P30">2</text:p>
              </text:list-item>
            </text:list>
          </table:table-cell>
        </table:table-row>
        <table:table-row table:style-name="Table1.1">
          <table:table-cell table:style-name="Table1.A2" office:value-type="string">
            <text:list xml:id="list95548418368204" text:continue-numbering="true" text:style-name="WWNum2">
              <text:list-item>
                <text:p text:style-name="P29">תמי:</text:p>
              </text:list-item>
            </text:list>
          </table:table-cell>
          <table:table-cell table:style-name="Table1.A2" office:value-type="string">
            <text:list xml:id="list95547565041678" text:continue-numbering="true" text:style-name="WWNum2">
              <text:list-item>
                <text:p text:style-name="P30">1</text:p>
              </text:list-item>
            </text:list>
          </table:table-cell>
          <table:table-cell table:style-name="Table1.A2" office:value-type="string">
            <text:list xml:id="list95546909293429" text:continue-numbering="true" text:style-name="WWNum2">
              <text:list-item>
                <text:p text:style-name="P30">1</text:p>
              </text:list-item>
            </text:list>
          </table:table-cell>
          <table:table-cell table:style-name="Table1.A2" office:value-type="string">
            <text:list xml:id="list95547649504423" text:continue-numbering="true" text:style-name="WWNum2">
              <text:list-item>
                <text:p text:style-name="P30">1</text:p>
              </text:list-item>
            </text:list>
          </table:table-cell>
          <table:table-cell table:style-name="Table1.E2" office:value-type="string">
            <text:list xml:id="list95546837631776" text:continue-numbering="true" text:style-name="WWNum2">
              <text:list-item>
                <text:p text:style-name="P30">1</text:p>
              </text:list-item>
            </text:list>
          </table:table-cell>
        </table:table-row>
      </table:table>
      <text:list xml:id="list95546894186953" text:continue-numbering="true" text:style-name="WWNum2">
        <text:list-item>
          <text:p text:style-name="P31"/>
        </text:list-item>
      </text:list>
      <text:p text:style-name="Standard">נניח שעמי חותך את העוגה בדיוק באמצע - בין פרוסה ב לפרוסה ג. תמי בוחרת את אחת הפרוסות, נניח את הפרוסה הימנית. הערך של עמי הוא 2 ושל תמי גם 2.</text:p>
      <text:p text:style-name="Standard">זה לא יעיל-פארטו, כי אילו עמי היה חותך בין א ל-ב, או בין ג ל-ד, אז הערך שלו היה עדיין 2, אבל הערך של תמי היה עולה ל-3 - זה היה שיפור פארטו - "זה נהנה וזו לא חסרה".</text:p>
      <text:p text:style-name="Default">כדוגמה נוספת, נתבונן בבעייה של חלוקת משאבים הומוגניים, למשל, חלוקת סחורות וחומרי-גלם בין שני שותפים במפעל תעשייה. נניח שלכל אחד מהמשתמשים ישנן העדפות שונות לכל אחד מהמשאבים:</text:p>
      <text:list xml:id="list95548214964788" text:continue-numbering="true" text:style-name="WWNum2">
        <text:list-item>
          <text:p text:style-name="P13"/>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list xml:id="list95546976240956" text:continue-numbering="true" text:style-name="WWNum2">
              <text:list-item>
                <text:p text:style-name="P29">משאב:</text:p>
              </text:list-item>
            </text:list>
          </table:table-cell>
          <table:table-cell table:style-name="Table2.A1" office:value-type="string">
            <text:list xml:id="list95548871613628" text:continue-numbering="true" text:style-name="WWNum2">
              <text:list-item>
                <text:p text:style-name="P29">ברזל</text:p>
              </text:list-item>
            </text:list>
          </table:table-cell>
          <table:table-cell table:style-name="Table2.A1" office:value-type="string">
            <text:list xml:id="list95548344474083" text:continue-numbering="true" text:style-name="WWNum2">
              <text:list-item>
                <text:p text:style-name="P29">דלק</text:p>
              </text:list-item>
            </text:list>
          </table:table-cell>
          <table:table-cell table:style-name="Table2.D1" office:value-type="string">
            <text:list xml:id="list95546996531606" text:continue-numbering="true" text:style-name="WWNum2">
              <text:list-item>
                <text:p text:style-name="P29">עצים</text:p>
              </text:list-item>
            </text:list>
          </table:table-cell>
        </table:table-row>
        <table:table-row table:style-name="Table2.1">
          <table:table-cell table:style-name="Table2.A2" office:value-type="string">
            <text:list xml:id="list95548129573610" text:continue-numbering="true" text:style-name="WWNum2">
              <text:list-item>
                <text:p text:style-name="P29">עמי:</text:p>
              </text:list-item>
            </text:list>
          </table:table-cell>
          <table:table-cell table:style-name="Table2.A2" office:value-type="string">
            <text:list xml:id="list95548279498938" text:continue-numbering="true" text:style-name="WWNum2">
              <text:list-item>
                <text:p text:style-name="P30">1</text:p>
              </text:list-item>
            </text:list>
          </table:table-cell>
          <table:table-cell table:style-name="Table2.A2" office:value-type="string">
            <text:list xml:id="list95548799519714" text:continue-numbering="true" text:style-name="WWNum2">
              <text:list-item>
                <text:p text:style-name="P30">19</text:p>
              </text:list-item>
            </text:list>
          </table:table-cell>
          <table:table-cell table:style-name="Table2.D2" office:value-type="string">
            <text:list xml:id="list95547438720486" text:continue-numbering="true" text:style-name="WWNum2">
              <text:list-item>
                <text:p text:style-name="P30">80</text:p>
              </text:list-item>
            </text:list>
          </table:table-cell>
        </table:table-row>
        <text:soft-page-break/>
        <table:table-row table:style-name="Table2.1">
          <table:table-cell table:style-name="Table2.A2" office:value-type="string">
            <text:list xml:id="list95547313342748" text:continue-numbering="true" text:style-name="WWNum2">
              <text:list-item>
                <text:p text:style-name="P29">תמי:</text:p>
              </text:list-item>
            </text:list>
          </table:table-cell>
          <table:table-cell table:style-name="Table2.A2" office:value-type="string">
            <text:list xml:id="list95548276837008" text:continue-numbering="true" text:style-name="WWNum2">
              <text:list-item>
                <text:p text:style-name="P30">29</text:p>
              </text:list-item>
            </text:list>
          </table:table-cell>
          <table:table-cell table:style-name="Table2.A2" office:value-type="string">
            <text:list xml:id="list95547169743094" text:continue-numbering="true" text:style-name="WWNum2">
              <text:list-item>
                <text:p text:style-name="P30">1</text:p>
              </text:list-item>
            </text:list>
          </table:table-cell>
          <table:table-cell table:style-name="Table2.D2" office:value-type="string">
            <text:list xml:id="list95548293946212" text:continue-numbering="true" text:style-name="WWNum2">
              <text:list-item>
                <text:p text:style-name="P30">70</text:p>
              </text:list-item>
            </text:list>
          </table:table-cell>
        </table:table-row>
      </table:table>
      <text:list xml:id="list95548259940417" text:continue-numbering="true" text:style-name="WWNum2">
        <text:list-item>
          <text:p text:style-name="P25"/>
        </text:list-item>
      </text:list>
      <text:p text:style-name="P5">שימו לב, במקרה הזה אין חשיבות לכך שהפרוסות תהיינה קשירות. הדבר היחיד שמשנה הוא, איזה כמות מכל אחד מהמשאבים מקבל כל אחד מהשחקנים. <text:span text:style-name="T21">אלגוריתם "חתוך ובחר" מחזיר חלוקה שאינה יעילה-פארטו, <text:s/>גם כשעמי חותך ותמי בוחרת, וגם כשתמי חותכת ועמי בוחר (בדקו ותראו).</text:span></text:p>
      <text:p text:style-name="Standard">האם קיים אלגוריתם המחזיר תמיד חלוקה יעילה-פארטו? </text:p>
      <text:p text:style-name="Standard">- התשובה היא כן, יש הרבה אלגוריתמים כאלה. האלגוריתם הפשוט ביותר שעושה זאת נקרא <text:span text:style-name="T2">אלגוריתם הדיקטטורה</text:span> (dictatorship). בדוגמה שלמעלה, האלגוריתם בוחר את אחד מהשחקנים באופן שרירותי (כגון: לפי גיל, או באקראי), ונותן לו את כל המשאבים.</text:p>
      <text:p text:style-name="Question"><text:span text:style-name="T8">שאלה</text:span>. הוכיחו, שאם הדיקטטור מייחס ערך חיובי לכל המשאבים, אז אלגוריתם הדיקטטורה מחזיר <text:span text:style-name="T22">חלוקה</text:span> יעילה-פארטו.</text:p>
      <text:p text:style-name="QAnswer"><text:span text:style-name="T8">תשובה</text:span>. אם הדיקטטור מייחס ערך חיובי לכל המשאבים, אז כל חלוקה אחרת מורידה את הערך שבידי הדיקטטור, ולכן כל חלוקה אחרת אינה שיפור-פארטו. ***</text:p>
      <text:p text:style-name="Text_20_body">אם ישנם משאבים שהדיקטטור מייחס להם ערך אפס, אז אלגוריתם הדיקטטורה – כפי שתואר למעלה – אינו מחזיר חלוקה יעילה-פארטו, אבל אפשר בקלות לתקן אותו: נותנים לדיקטטור את כל המשאבים שהוא מייחס להם ערך חיובי, ממנים דיקטטור חדש, <text:s/>ונותנים לו לבחור – מבין המשאבים שנשארו – את כל המשאבים שהוא מייחס להם ערך חיובי. ממשיכים כך עד שכל המשאבים נלקחו. אלגוריתם זה נקרא <text:span text:style-name="T2">דיקטטורה סדרתית</text:span> (באנגלית: serial dictatorship).</text:p>
      <text:p text:style-name="Text_20_body">אלגוריתם הדיקטטורה הסדרתית הוא האלגוריתם הכי לא-הוגן שאפשר לדמיין: בדוגמה למעלה, הוא נותן את כל המשאבים לשחקן אחד, ולא נותן כלום לשחקן השני. <text:span text:style-name="T10">האם קיים אלגוריתם המחזיר חלוקה יעילה-פארטו שהיא גם הוגנת?</text:span></text:p>
      <text:p text:style-name="Text_20_body">לפני שנענה לשאלה, נתעמק יותר במושג היעילות, ונראה כמה מושגים נוספים של יעילות, שהם חזקים יותר מיעילות-פארטו.</text:p>
      <text:p text:style-name="Text_20_body"/>
      <text:p text:style-name="P7"/>
      <text:list xml:id="list95547974346366" text:continue-numbering="true" text:style-name="WWNum2">
        <text:list-item>
          <text:h text:style-name="P21" text:outline-level="2">יעילות אוטיליטרית</text:h>
        </text:list-item>
      </text:list>
      <text:p text:style-name="Text_20_body"><text:span text:style-name="T2">אוטיליטריות (utilitarianism)</text:span> היא גישה שפותחה ע"י הפילוסופים ירמיהו בנתהאם (Jeremy Bentham) וג'ון סטיוארט מיל (John Stuart Mill). לפי גישה זו, הרווחה החברתית (באנגלית: social welfare) היא סכום הערכים של כל המשתתפים, ולכן המצב הטוב ביותר לחברה הוא המצב הממקסם את סכום הערכים.</text:p>
      <text:p text:style-name="Definition"><text:span text:style-name="T8">הגדרה</text:span>. מצב א נקרא <text:span text:style-name="T2">אוטיליטרי (utilitarian)</text:span> אם סכום הערכים של כל השחקנים במצב א גדול לפחות כמו סכום הערכים של כל השחקנים בכל מצב אחר.</text:p>
      <text:p text:style-name="P3">כמו בסעיף הקודם, גם כאן אנחנו מגדירים את היעילות האוטיליטרית עבור כל "מצב" מופשט כלשהו; חלוקת-משאבים היא מקרה פרטי של מצב. </text:p>
      <text:p text:style-name="P3">בדוגמת חלוקת הסחורות, החלוקה האוטיליטרית נותנת את כל הברזל לתמי, את כל הדלק לעמי, וגם את כל העצים לעמי. בחלוקה זו, סכום הערכים הוא 128. כדי לראות שזהו אכן הסכום הגדול ביותר האפשרי, נבדוק מה יקרה אם נעביר משאב כלשהו (או חלק ממנו) מעמי לתמי: הערך של עמי יקטן, והערך של תמי יגדל בשיעור מועט יותר, ולכן הסכום יקטן. באותו אופן, אם נעביר משאב כלשהו מתמי לעמי, אז הערך של תמי יקטן, והערך של עמי יגדל בשיעור מועט יותר, ולכן הסכום יקטן.</text:p>
      <text:p text:style-name="Text_20_body">הכלל האוטיליטרי קובע, שכדאי להקטין במעט את הערך של אדם אחד, על-מנת להגדיל בהרבה את הערך של אדם אחר, כיוון שהדבר יביא להגדלת סכום הערכים. </text:p>
      <text:p text:style-name="Text_20_body">הכלל האוטיליטרי הגיוני רק כאשר ישנה דרך אובייקטיבית למדוד את הערך של כל אחד מהמשתתפים, כך שכל הערכים נמדדים באותן יחידות. הנה כמה דוגמאות:</text:p>
      <text:list xml:id="list2951276127" text:style-name="WWNum7">
        <text:list-item>
          <text:p text:style-name="P32">השחקנים הם חברות מסחריות, המשאבים הם חומרי-גלם, והערך של כל שחקן הוא הרווח הכספי שהוא יכול להפיק מאותם חומרי-גלם, בשקלים. חלוקה אוטיליטרית ממקסמת את הרווח הכולל (כתוצאה מזה, היא גם ממקסמת את תקבולי המס של המדינה).</text:p>
        </text:list-item>
        <text:list-item>
          <text:p text:style-name="P32">השחקנים הם חולים במחלה מסויימת, המשאבים הם תרופות, והערך של כל שחקן הוא ההסתברות שיחלים כתוצאה מקבלת התרופה. חלוקה אוטיליטרית ממקסמת את סכום הסתברויות ההחלמה, שהוא ה<text:span text:style-name="T2">תוחלת </text:span>של מספר המחלימים.</text:p>
        </text:list-item>
      </text:list>
      <text:p text:style-name="Text_20_body">בנתהאם ומיל טענו שאפשר להחיל את העקרון האוטיליטרי גם במצבים שבהם ה"ערך" של אדם נקבע על-פי רמת ההנאה או הכאב הסובייקטיביים שהוא מרגיש בכל מצב. לשם כך הם פיתחו שיטה בשם "חשבון הדוני" (hedonic calculus), למדידת עוצמת ההנאה או הכאב שמרגיש כל אדם בכל מצב; <text:span text:style-name="T23">שיטה זו היא מעבר לנושא הקורס הנוכחי.</text:span></text:p>
      <text:h text:style-name="Heading_20_3" text:outline-level="3">יעילות אוטיליטרית ויעילות פארטו</text:h>
      <text:p text:style-name="Default">ראינו שני סוגי יעילות – של פארטו ושל האוטיליטריסטים. המשפט הבא מראה, שיעילות אוטיליטרית היא תנאי חזק יותר מיעילות פארטו. המשפט מנוסח עבור מצב כלשהו; הוא נכון בפרט עבור חלוקת משאבים.</text:p>
      <text:p text:style-name="Default"><text:span text:style-name="T12">מ</text:span><text:span text:style-name="T8">שפט.</text:span> כל מצב אוטיליטרי הוא יעיל-פארטו.</text:p>
      <text:p text:style-name="Default"><text:soft-page-break/><text:span text:style-name="T8">הוכחה.</text:span> נתון מצב <text:span text:style-name="T7">א שהוא אוטיליטרי – כלומר ממקסם את סכום הערכים. </text:span>נניח בשלילה שהמצב לא יעיל פארטו. אז קיים מצב <text:span text:style-name="T7">ב </text:span>שהוא שיפור-פארטו של א. במצב <text:span text:style-name="T7">ב</text:span>, הערך של כל השחקנים גדול לפחות כמו במצב <text:span text:style-name="T7">א</text:span>, ולשחקן אחד לפחות יש ערך גדול יותר. לכן, במצב ב סכום הערכים גדול יותר – בסתירה לכך שמצב א הוא אוטיליטרי. ***</text:p>
      <text:p text:style-name="Default"/>
      <text:h text:style-name="Heading_20_3" text:outline-level="3">חישוב חלוקה אוטיליטרית</text:h>
      <text:p text:style-name="P3">איך מוצאים חלוקה אוטיליטרית? כאשר פונקציות-הערך הן אדיטיביות, ויש מספר סופי של משאבים (או לחלופין: עוגה עם מספר סופי של איזורים), ישנו אלגוריתם פשוט המוצא חלוקה אוטיליטרית:</text:p>
      <text:p text:style-name="P1">תן כל אחד מהמשאבים לשחקן שעבורו הערך של האיזור הזה הוא הכי גדול. </text:p>
      <text:p text:style-name="P3">כאשר פונקציות-הערך אינן אדיטיביות, האלגוריתם שהוצג למעלה לא תמיד מוצא חלוקה אוטיליטרית. לדוגמה, נניח שיש שתי מכוניות. עמי מייחס לכל אחת מהן ערך 100, אבל מתייחס אליהן כמוצרים חליפיים, ולכן מייחס לשתיהן יחד ערך 120. תמי מייחסת לכל מכונית ערך 90, וגם היא מתייחסת אליהן כמוצרים חליפיים, ולכן מייחסת לשתיהן יחד ערך 110. <text:s/>האלגוריתם שתואר למעלה נותן את שתי המכוניות לעמי, אבל הפתרון האוטיליטרי כאן הוא לתת מכונית אחת לכל אחד – סכום הערכים במקרה זה הוא 190.</text:p>
      <text:p text:style-name="Text_20_body">כדי למצוא חלוקה אוטיליטרית במקרה הכללי, אנחנו צריכים לפתור <text:span text:style-name="T2">בעיית אופטימיזציה</text:span>. <text:s/>בעיית האופטימיזציה המתאימה לחלוקה אוטיליטרית של משאב כלשהו C בין n שחקנים היא:</text:p>
      <text:p text:style-name="P11">Maximize <text:s text:c="3"/>v<text:span text:style-name="T13">1</text:span>(X<text:span text:style-name="T13">1</text:span>) + … + v<text:span text:style-name="T13">n</text:span>(X<text:span text:style-name="T13">n</text:span>)</text:p>
      <text:p text:style-name="P11">such that <text:s text:c="2"/>(X<text:span text:style-name="T13">1</text:span>,…,X<text:span text:style-name="T13">n</text:span>) is a partition of C</text:p>
      <text:p text:style-name="Default"><text:span text:style-name="T1">בקורס הנוכחי לא נלמד אלגוריתמים כלליים לפתרון בעיות אופטימיזציה; נושא זה נלמד בהרחבה בקורס</text:span><text:span text:style-name="T3">ים אחרים. </text:span><text:span text:style-name="T1">כיום ניתן למצוא, ברוב שפות-התיכנות המובילות, ספריות הפותרות בעיות אופטימיזציה כלליות. <text:s/>אנחנו נראה דוגמה לספריה אחת כזאת בשפת פייתון – הספריה </text:span>cvxpy<text:span text:style-name="T1">. ספריה זו פותרת בעיות של </text:span><text:span text:style-name="T2">אופטימיזציה קמורה </text:span>(convex optimization), כלומר, מציאת <text:span text:style-name="T1">מינימום של פונקציה </text:span>קמורה בתחום קמור. משפט ידוע בתורת האופטימיזציה קובע, שלכל פונקציה קמורה ישנה רק נקודות מינימום אחת בכל תחום קמור (חישבו למשל על הפונקציה y=x<text:span text:style-name="T14">2</text:span> בקטע [-1,1]), וישנם אלגוריתמים יעילים למציאת נקודה זו. אותו הדבר נכון לגבי מציאת <text:span text:style-name="T2">מקסימום</text:span> של פונקציה <text:span text:style-name="T2">קעורה</text:span> בתחום קמור; זאת, כיוון שכל פונקציה קעורה היא פונקציה קמורה עם סימן מינוס (חישבו למשל על הפונקציה y=-x<text:span text:style-name="T14">2</text:span> בקטע [-1,1]). </text:p>
      <text:p text:style-name="Default"><text:span text:style-name="T1">בספריה </text:span>cvxpy<text:span text:style-name="T1">, מציאת החלוקה האוטיליטרית בדוגמת חלוקת חלוקת הסחורות </text:span>תתבצע <text:span text:style-name="T1">כך:</text:span></text:p>
      <text:p text:style-name="P10"/>
      <text:p text:style-name="Code"><text:span text:style-name="T15">import</text:span> cvxpy</text:p>
      <text:p text:style-name="Code"/>
      <text:p text:style-name="Code">x, y, z = cvxpy.Variable(<text:span text:style-name="T16">3</text:span>) <text:s/></text:p>
      <text:p text:style-name="Code"><text:soft-page-break/></text:p>
      <text:p text:style-name="Code">utility_ami = x*<text:span text:style-name="T16">80</text:span> + y*<text:span text:style-name="T16">19</text:span> + z*<text:span text:style-name="T16">1</text:span></text:p>
      <text:p text:style-name="Code">utility_tami = (<text:span text:style-name="T16">1</text:span>-x)*<text:span text:style-name="T16">70</text:span> + (<text:span text:style-name="T16">1</text:span>-y)*<text:span text:style-name="T16">1</text:span> + (<text:span text:style-name="T16">1</text:span>-z)*<text:span text:style-name="T16">29</text:span> </text:p>
      <text:p text:style-name="Code"/>
      <text:p text:style-name="Code">prob = cvxpy.Problem(</text:p>
      <text:p text:style-name="Code"><text:s text:c="4"/>cvxpy.Maximize(utility_ami + utility_tami),</text:p>
      <text:p text:style-name="Code"><text:s text:c="4"/>constraints = [<text:span text:style-name="T16">0</text:span> &lt;= x, x &lt;= <text:span text:style-name="T16">1</text:span>, <text:span text:style-name="T16">0</text:span> &lt;= y, y &lt;= <text:span text:style-name="T16">1</text:span>, <text:span text:style-name="T16">0</text:span> &lt;= z, z &lt;= <text:span text:style-name="T16">1</text:span>])</text:p>
      <text:p text:style-name="Code">prob.solve()</text:p>
      <text:p text:style-name="Code">print(<text:span text:style-name="T17">"status:"</text:span>, prob.status)</text:p>
      <text:p text:style-name="Code">print(<text:span text:style-name="T17">"optimal value: "</text:span>, prob.value)</text:p>
      <text:p text:style-name="Code">print(<text:span text:style-name="T17">"Fractions given to Ami: "</text:span>, x.value, y.value, z.value)</text:p>
      <text:p text:style-name="Code">print(<text:span text:style-name="T17">"Utility of Ami"</text:span>, utility_ami.value)</text:p>
      <text:p text:style-name="Code">print(<text:span text:style-name="T17">"Utility of Tami"</text:span>, utility_tami.value)</text:p>
      <text:p text:style-name="P10"/>
      <text:p text:style-name="Default">מגדירים שלושה משתנים<text:span text:style-name="T2"> x, y, z </text:span>המציינים איזה חלק מהמשאבים (עצים, דלק, ברזל בהתאמה) ניתן לעמי. החלק שניתן לתמי מכל משאב הוא<text:span text:style-name="T2"> 1-x, 1-y, 1-z </text:span>בהתאמה. מחשבים את התועלת של עמי ותמי במשתני-עזר. מגדירים בעיית מקסימיזציה של סכום התועלות. מגדירים את האילוצים, והם, שערכי כל המשתנים הם בין 0 ל-1. שימו לב שהפונקציה שאנחנו ממקסמים היא פונקציה ליניארית, ולכן פונקציה קעורה. התחום המוגדר על-ידי האילוצים הוא קוביה תלת-ממדית, שהיא תחום קמור. לכן מדובר בבעיית אופטימיזציה קמורה, שניתן לפתור בקלות בעזרת cvxpy. </text:p>
      <text:p text:style-name="Default">הקוד למעלה מחשב את התועלות של עמי ותמי בהנחה שהן אדיטיביות, אבל באותו אופן יכולנו להחליף את החישוב בכל פונקציה קעורה אחרת.</text:p>
      <text:p text:style-name="Default">מה עושים כשיש יותר משני שחקנים? באופן כללי, בבעיית חלוקה עם n שחקנים ו-m משאבים רציפים, כל חלוקה אפשרית מוגדרת ע"י מטריצה בעלת n שורות ו-m עמודות: המספר בשורה i ובעמודה j מייצג את החלק של משאב j שנמסר לשחקן i. האילוצים הם:</text:p>
      <text:list xml:id="list2244672697" text:style-name="WWNum9">
        <text:list-item>
          <text:p text:style-name="P15">כל מספר במטריצה צריך להיות בין 0 ל-1; אילוץ זה מבטא את העובדה, שאי-אפשר לתת לשחקן מסויים כמות שלילית ממשאב מסויים, או לתת לו יותר מהמשאב כולו.</text:p>
        </text:list-item>
        <text:list-item>
          <text:p text:style-name="P15">סכום המספרים בכל עמודה שווה ל-1; אילוץ זה מבטא את העובדה, שכל משאב צריך להיות מחולק כולו בין השחקנים.</text:p>
        </text:list-item>
      </text:list>
      <text:p text:style-name="Default"><text:soft-page-break/>פרטים נוספים על ספריית <text:span text:style-name="T2">cvxpy</text:span> והאפשרויות השונות שלה ניתן למצוא בתיעוד הספריה ברשת. בסעיף זה הבאנו את cvxpy רק כדי להראות שזה קל ופשוט להגדיר ולפתור בעיית אופטימיזציה קמורה, ולכן אפשר להתייחס לבעיות כאלו כאל אבני-בניין יסודיות בפיתוח אלגוריתמים. </text:p>
      <text:p text:style-name="Default"/>
      <text:h text:style-name="Heading_20_3" text:outline-level="3">יעילות אוטיליטרית והגינות</text:h>
      <text:p text:style-name="Default">האלגוריתם האוטיליטרי נראה, במבט ראשון, הוגן יותר מאלגוריתם הדיקטטורה: הוא מתייחס לכל השחקנים באופן שיוויוני, ולא נותן לאף אחד מהם מעמד מועדף. עם זאת, האלגוריתם לא תמיד מחזיר חלוקה הוגנת. בדוגמה של חלוקת-המשאבים שראינו למעלה, הערך של תמי הוא רק 29, בעוד שערך העוגה כולה בעיניה הוא 100. החלוקה אינה פרופורציונלית, ובנוסף יש בה קנאה. בסעיף הבא נראה עקרון אחר של יעילות, המשלב בתוכו גם שיקולי הגינות.</text:p>
      <text:p text:style-name="Default"/>
      <text:p text:style-name="P6"/>
      <text:list xml:id="list95548463609651" text:continue-list="list95547974346366" text:style-name="WWNum2">
        <text:list-item>
          <text:h text:style-name="P21" text:outline-level="2">יעילות אגליטרית</text:h>
        </text:list-item>
      </text:list>
      <text:p text:style-name="Text_20_body"><text:span text:style-name="T2">אגליטריות (egalitarianism)</text:span> היא גישה שפותחה ע"י הפילוסוף ג'ון רולס (John Rawls). לפי גישה זו, <text:span text:style-name="T18">יש לדאוג קודם-כל לחוליות החלשות ביותר בחברה:</text:span></text:p>
      <text:p text:style-name="Definition"><text:span text:style-name="T8">הגדרה</text:span>. מצב א נקרא <text:span text:style-name="T2">אגליטרי (egalitarian)</text:span> אם הערך המינימלי של שחקן במצב א גדול לפחות כמו הערך המינימלי של שחקן בכל מצב אחר.</text:p>
      <text:p text:style-name="Text_20_body">בדוגמת משאבי המיחשוב, בחלוקה אגליטרית, תמי מקבלת את כל הברזל (עם ערך 29), עמי מקבל את כל הדלק (עם ערך 19), והם מתחלקים בעצים, כך שעמי מקבל 0.5333 ותמי מקבלת 0.4667. הערך של עמי הוא:</text:p>
      <text:p text:style-name="P8">19 + 80*0.5333 = 61.667</text:p>
      <text:p text:style-name="Default">והערך של תמי הוא</text:p>
      <text:p text:style-name="P8">29 + 70*(1-0.5333) = 61.667</text:p>
      <text:p text:style-name="Default">כך שהערך המינימלי הוא 61.667. ניתן לוודא שלא קיימת חלוקה עם ערך מינימלי גדול יותר: אם נעביר משאב כלשהו מתמי לעמי או הפוך, לאחד מהם יהיה ערך קטן יותר (בהמשך הסעיף נראה אלגוריתם לחישוב חלוקה אגליטרית).</text:p>
      <text:p text:style-name="Default">בדוגמה למעלה, הערך של שני השחקנים שווה – בהתאם למשמעות המושג "אגליטרי" (= שיוויוני). זה נכון באופן כללי.</text:p>
      <text:p text:style-name="Default"><text:span text:style-name="T12">מ</text:span><text:span text:style-name="T8">שפט.</text:span> אם פונקציית-הערך של כל שחקן היא רציפה ומונוטונית-עולה-ממש, אז בכל חלוקה אגליטרית, כל השחקנים מקבלים את אותו ערך בדיוק.</text:p>
      <text:p text:style-name="Default"><text:span text:style-name="T8">הוכחה</text:span>. נניח בשלילה שבחלוקה אגליטרית כלשהי, הערך המינימלי הוא t, אבל לאחד השחקנים (נניח לעמי) יש ערך גדול ממש מ-t. כיוון שפונקציית-הערך רציפה, ניתן לקחת כמות קטנה ביותר של משאבים מעמי, כך שהערך שלו עדיין יהיה גדול ממש מ-t. את המשאבים שלקחנו מעמי, ניתן לחלק באופן שווה בין n-1 השחקנים האחרים. כיוון שפונקציית-הערך של כל אחד מהם מונוטונית-עולה-ממש, הערך של כולם גדול יותר. בפרט, הערך של כל השחקנים לאחר ההעברה גדול ממש מ-t. זה סותר את ההנחה שהערך המינימלי בחלוקה האגליטרית הוא t. <text:s text:c="4"/>***</text:p>
      <text:p text:style-name="Default">אם פונקציות-הערך של השחקנים אינן מונוטוניות-עולות-ממש, אז המשפט אינו נכון. דוגמה פשוטה:</text:p>
      <text:list xml:id="list95548104764314" text:continue-numbering="true" text:style-name="WWNum2">
        <text:list-item>
          <text:p text:style-name="P13"/>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95548011542144" text:continue-numbering="true" text:style-name="WWNum2">
              <text:list-item>
                <text:p text:style-name="P30">משאב:</text:p>
              </text:list-item>
            </text:list>
          </table:table-cell>
          <table:table-cell table:style-name="Table3.A1" office:value-type="string">
            <text:list xml:id="list95548968040493" text:continue-numbering="true" text:style-name="WWNum2">
              <text:list-item>
                <text:p text:style-name="P30">ברזל</text:p>
              </text:list-item>
            </text:list>
          </table:table-cell>
          <table:table-cell table:style-name="Table3.C1" office:value-type="string">
            <text:list xml:id="list95546916332207" text:continue-numbering="true" text:style-name="WWNum2">
              <text:list-item>
                <text:p text:style-name="P30">דלק</text:p>
              </text:list-item>
            </text:list>
          </table:table-cell>
        </table:table-row>
        <table:table-row table:style-name="Table3.2">
          <table:table-cell table:style-name="Table3.A2" office:value-type="string">
            <text:list xml:id="list95547950013000" text:continue-numbering="true" text:style-name="WWNum2">
              <text:list-item>
                <text:p text:style-name="P30">עמי:</text:p>
              </text:list-item>
            </text:list>
          </table:table-cell>
          <table:table-cell table:style-name="Table3.A2" office:value-type="string">
            <text:list xml:id="list95547716256790" text:continue-numbering="true" text:style-name="WWNum2">
              <text:list-item>
                <text:p text:style-name="P30">100</text:p>
              </text:list-item>
            </text:list>
          </table:table-cell>
          <table:table-cell table:style-name="Table3.C2" office:value-type="string">
            <text:list xml:id="list95548833375478" text:continue-numbering="true" text:style-name="WWNum2">
              <text:list-item>
                <text:p text:style-name="P30">0</text:p>
              </text:list-item>
            </text:list>
          </table:table-cell>
        </table:table-row>
        <table:table-row table:style-name="Table3.3">
          <table:table-cell table:style-name="Table3.A2" office:value-type="string">
            <text:list xml:id="list95547548427887" text:continue-numbering="true" text:style-name="WWNum2">
              <text:list-item>
                <text:p text:style-name="P30">תמי:</text:p>
              </text:list-item>
            </text:list>
          </table:table-cell>
          <table:table-cell table:style-name="Table3.A2" office:value-type="string">
            <text:list xml:id="list95547537024809" text:continue-numbering="true" text:style-name="WWNum2">
              <text:list-item>
                <text:p text:style-name="P30">0</text:p>
              </text:list-item>
            </text:list>
          </table:table-cell>
          <table:table-cell table:style-name="Table3.C2" office:value-type="string">
            <text:list xml:id="list95546936054420" text:continue-numbering="true" text:style-name="WWNum2">
              <text:list-item>
                <text:p text:style-name="P30">50<text:soft-page-break/></text:p>
              </text:list-item>
            </text:list>
          </table:table-cell>
        </table:table-row>
      </table:table>
      <text:list xml:id="list95547124619563" text:continue-numbering="true" text:style-name="WWNum2">
        <text:list-item>
          <text:p text:style-name="P25"/>
        </text:list-item>
      </text:list>
      <text:p text:style-name="Default">כאן הערך האגליטרי הגדול ביותר האפשרי הוא 50, כי אי אפשר לתת לתמי ערך גבוה יותר. אבל בחלוקה אגליטרית, עמי יכול לקבל עד 100.</text:p>
      <text:h text:style-name="Heading_20_3" text:outline-level="3">יעילות אגליטרית ויעילות פארטו</text:h>
      <text:p text:style-name="P4">חלוקה אגליטרית, כפי שהגדרנו אותה למעלה, אינה בהכרח יעילה פארטו. כך ניתן לראות מהדוגמה בסוף הסעיף הקודם: חלוקה אגליטרית יכולה לתת לתמי את הדלק וחצי מהברזל, ולעמי את כל שאר הברזל; בחלוקה זו לכל אחד מהשחקנים יש ערך 50, וזה הערך הגבוה ביותר שאפשר לתת לשניהם. אבל יש לה שיפור פארטו - פשוט לתת את כל הברזל לעמי. </text:p>
      <text:p text:style-name="P4">הבעיה בכלל האגליטרי היא, שהוא מתייחס רק לערך הקטן ביותר, ומתעלם משאר הערכים. ניתן לתקן אותו באופן הבא:</text:p>
      <text:p text:style-name="Definition"><text:span text:style-name="T8">הגדרה</text:span>. מצב א נקרא <text:span text:style-name="T2">לקסימין-אגליטרי (leximin-egalitarian)</text:span> אם הוא ממקסם את הערך הקטן ביותר; בכפוף לזה, הוא ממקסם את הערך השני הכי קטן; בכפוף לזה, הוא ממקסם את הערך השלישי הכי קטן; וכן הלאה.</text:p>
      <text:p text:style-name="Text_20_body">כדי לחשב חלוקה לקסימין-אגליטרית, יש לחשב קודם-כל את הערך המינימלי הגדול ביותר האפשרי; בדוגמת שני המשאבים, ערך זה הוא 50. עכשיו יש לחשב, מבין כל החלוקות שבהן הערך המינימלי הוא 50, באיזו חלוקה הערך השני-מלמטה הוא הכי גדול; בדוגמת שני המשאבים, ערך זה הוא 100. לכן חלוקה לקסימין-אגליטרית נותנת את כל הברזל לעמי ואת כל הדלק לעמי. </text:p>
      <text:p text:style-name="Text_20_body">דרך אחרת להגדיר את עקרון הלקסימין היא: עבור כל מצב אפשרי, מסדרים את וקטור הערכים של השחקנים בסדר עולה – מהקטן לגדול. משווים בין הוקטורים המסודרים בסדר מילוני (=לקסיקוגרפי, מכאן השם לקסימין). בוחרים את הוקטור הגדול ביותר בסדר זה. לדוגמה, אם וקטור הערכים במצב א הוא (2, 5, 4) ובמצב ב (9, 2, 3), אז הוקטורים המסודרים הם (2, 4, 5) ו (2, 3, 9); הוקטור הראשון גדול יותר בסדר מילוני מהוקטור השני, ולכן מצב א נבחר. </text:p>
      <text:p text:style-name="Comment"><text:span text:style-name="T8">הערה</text:span>. בספרות, חלוקה לקסימין-אגליטרית נקראת לפעמים רק "לקסימין" ולפעמים רק "אגליטרית".</text:p>
      <text:p text:style-name="Text_20_body">בדוגמת שני המשאבים, החלוקה הלקסימין-אגליטרית היא יעילה פארטו. הדבר נכון גם באופן כללי:</text:p>
      <text:p text:style-name="Default"><text:span text:style-name="T12">מ</text:span><text:span text:style-name="T8">שפט.</text:span> כל מצב <text:span text:style-name="T11">לקסימין-אגליטרי </text:span>הוא יעיל-פארטו.</text:p>
      <text:p text:style-name="Default"><text:span text:style-name="T8">הוכחה.</text:span> נניח שמצב <text:span text:style-name="T7">א הוא </text:span><text:span text:style-name="T11">לקסימין-אגליטרי</text:span><text:span text:style-name="T7">. </text:span>נניח בשלילה שהוא לא יעיל פארטו. אז קיים מצב <text:span text:style-name="T7">ב </text:span>שהוא שיפור-פארטו של א. במצב <text:span text:style-name="T7">ב</text:span>, הערך של כל השחקנים גדול לפחות כמו במצב <text:span text:style-name="T7">א</text:span>, ולשחקן אחד לפחות יש ערך גדול יותר. לכן, וקטור הערכים המסודר במצב ב זהה לוקטור הערכים המסודר במצב א, פרט למספר אחד שהוא גדול יותר. לכן הוקטור של מצב ב גדול יותר בסדר מילוני מהוקטור של מצב א – בסתירה להנחה שמצב א הוא <text:span text:style-name="T11">לקסימין-אגליטרי</text:span>. <text:s/>***</text:p>
      <text:h text:style-name="Heading_20_3" text:outline-level="3"><text:soft-page-break/>חישוב חלוקה אגליטרית</text:h>
      <text:p text:style-name="Text_20_body">על-פי הגדרה, בעיית אופטימיזציה המוצאת חלוקה אגליטרית היא:</text:p>
      <text:p text:style-name="P11">Maximize <text:s text:c="3"/>min(v<text:span text:style-name="T13">1</text:span>(X<text:span text:style-name="T13">1</text:span>), … , v<text:span text:style-name="T13">n</text:span>(X<text:span text:style-name="T13">n</text:span>))</text:p>
      <text:p text:style-name="P11">such that <text:s text:c="2"/>(X<text:span text:style-name="T13">1</text:span>,…,X<text:span text:style-name="T13">n</text:span>) is a partition of C</text:p>
      <text:p text:style-name="Default">אולם, כלים רבים לפתרון בעיות אופטימיזציה אינם מכירים את הפונקציה min. לכן יש לתאר את הבעיה בעזרת פונקציות פשוטות יותר. דרך אחת לעשות זאת היא להוסיף משתנה נוסף z, המייצג את הערך המינימלי; להוסיף אילוצים הקובעים ש- z הוא אכן הערך המינימלי, כלומר, ש- z קטן מכל n ערכי השחקנים; ואז למקסם את z:</text:p>
      <text:p text:style-name="P11">Maximize <text:s text:c="3"/>z</text:p>
      <text:p text:style-name="P11">such that <text:s text:c="2"/>(X<text:span text:style-name="T13">1</text:span>,…,X<text:span text:style-name="T13">n</text:span>) is a partition of C;</text:p>
      <text:p text:style-name="P11"><text:s text:c="12"/>z ≤ v<text:span text:style-name="T13">1</text:span>(X<text:span text:style-name="T13">1</text:span>), … , z ≤ v<text:span text:style-name="T13">n</text:span>(X<text:span text:style-name="T13">n</text:span>)</text:p>
      <text:p text:style-name="Default">כדי לחשב חלוקה לקסימין-אגליטרית, דרוש אלגוריתם מורכב יותר. האלגוריתם המתואר למטה פותח ע"י סטפן וילסון ב-1998. נתאר אותו קודם על דוגמה פשוטה, ואז נציג אותו באופן כללי. הדוגמה היא חלוקה של שלושה משאבים בין ארבעה שחקנים עם הערכים הבאים:</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
          </table:table-cell>
          <table:table-cell table:style-name="Table4.A1" office:value-type="string">
            <text:p text:style-name="P12">ברזל</text:p>
          </table:table-cell>
          <table:table-cell table:style-name="Table4.A1" office:value-type="string">
            <text:p text:style-name="P12">דלק</text:p>
          </table:table-cell>
          <table:table-cell table:style-name="Table4.D1" office:value-type="string">
            <text:p text:style-name="P12">עצים</text:p>
          </table:table-cell>
        </table:table-row>
        <table:table-row table:style-name="Table4.1">
          <table:table-cell table:style-name="Table4.A2" office:value-type="string">
            <text:p text:style-name="P12">א:</text:p>
          </table:table-cell>
          <table:table-cell table:style-name="Table4.A2" office:value-type="string">
            <text:p text:style-name="P12">4</text:p>
          </table:table-cell>
          <table:table-cell table:style-name="Table4.A2" office:value-type="string">
            <text:p text:style-name="P12">0</text:p>
          </table:table-cell>
          <table:table-cell table:style-name="Table4.D2" office:value-type="string">
            <text:p text:style-name="P12">0</text:p>
          </table:table-cell>
        </table:table-row>
        <table:table-row table:style-name="Table4.1">
          <table:table-cell table:style-name="Table4.A2" office:value-type="string">
            <text:p text:style-name="P12">ב:</text:p>
          </table:table-cell>
          <table:table-cell table:style-name="Table4.A2" office:value-type="string">
            <text:p text:style-name="P12">0</text:p>
          </table:table-cell>
          <table:table-cell table:style-name="Table4.A2" office:value-type="string">
            <text:p text:style-name="P12">3</text:p>
          </table:table-cell>
          <table:table-cell table:style-name="Table4.D2" office:value-type="string">
            <text:p text:style-name="P12">0</text:p>
          </table:table-cell>
        </table:table-row>
        <table:table-row table:style-name="Table4.1">
          <table:table-cell table:style-name="Table4.A2" office:value-type="string">
            <text:p text:style-name="P12">ג:</text:p>
          </table:table-cell>
          <table:table-cell table:style-name="Table4.A2" office:value-type="string">
            <text:p text:style-name="P12">5</text:p>
          </table:table-cell>
          <table:table-cell table:style-name="Table4.A2" office:value-type="string">
            <text:p text:style-name="P12">5</text:p>
          </table:table-cell>
          <table:table-cell table:style-name="Table4.D2" office:value-type="string">
            <text:p text:style-name="P12">10</text:p>
          </table:table-cell>
        </table:table-row>
        <table:table-row table:style-name="Table4.1">
          <table:table-cell table:style-name="Table4.A2" office:value-type="string">
            <text:p text:style-name="P12">ד:</text:p>
          </table:table-cell>
          <table:table-cell table:style-name="Table4.A2" office:value-type="string">
            <text:p text:style-name="P12">5</text:p>
          </table:table-cell>
          <table:table-cell table:style-name="Table4.A2" office:value-type="string">
            <text:p text:style-name="P12">5</text:p>
          </table:table-cell>
          <table:table-cell table:style-name="Table4.D2" office:value-type="string">
            <text:p text:style-name="P12">10</text:p>
          </table:table-cell>
        </table:table-row>
      </table:table>
      <text:p text:style-name="Default">ראשית, נמצא את הערך המינימלי הגדול ביותר, על-ידי פתרון בעיית האופטימיזציה האגליטרית שהוצגה למעלה. בדוגמה, הערך המקסימלי של z בבעיית האופטימיזציה האגליטרית הוא 3. מכאן ניתן להסיק, שבחלוקה לקסימין-אגליטרית, יהיה שחקן כלשהו שהערך שלו יהיה 3, והערך של כל שאר השחקנים יהיה <text:span text:style-name="T2">לפחות</text:span> 3.</text:p>
      <text:p text:style-name="Default">כעת, נבדוק אם יש שחקן שאפשר להגדיל את הערך שלו, אבל בלי לפגוע בערך המינימלי. לשם כך נחשב, עבור כל שחקן, את הערך המקסימלי שהוא יכול לקבל, תחת האילוץ שהערך של כל השחקנים הוא לפחות 3. לשם כך נפתור את הבעיה הבאה, עבור כל שחקן j:</text:p>
      <text:p text:style-name="P11">Maximize <text:s text:c="3"/>v<text:span text:style-name="T13">j</text:span>(X<text:span text:style-name="T13">j</text:span>)</text:p>
      <text:p text:style-name="P11">such that <text:s text:c="2"/>(X<text:span text:style-name="T13">1</text:span>,X<text:span text:style-name="T13">2</text:span>,X<text:span text:style-name="T13">3</text:span>,X<text:span text:style-name="T13">4</text:span>) is a partition of C;</text:p>
      <text:p text:style-name="P11"><text:s text:c="12"/>3 ≤ v<text:span text:style-name="T13">1</text:span>(X<text:span text:style-name="T13">1</text:span>), 3 ≤ v<text:span text:style-name="T13">2</text:span>(X<text:span text:style-name="T13">2</text:span>), 3 ≤ v<text:span text:style-name="T13">3</text:span>(X<text:span text:style-name="T13">3</text:span>), 3 ≤ v<text:span text:style-name="T13">4</text:span>(X<text:span text:style-name="T13">4</text:span>)</text:p>
      <text:p text:style-name="Default">עבור כל שחקן j, ישנם שני מקרים:</text:p>
      <text:list xml:id="list2104873476" text:style-name="WWNum8">
        <text:list-item>
          <text:p text:style-name="P16"><text:soft-page-break/><text:span text:style-name="T2">מקרה א</text:span>: הערך המקסימלי שהתקבל בבעיית המקסימיזציה של שחקן j הוא 3. נובע מכך, שבכל חלוקה לקסימין-אגליטרית, הערך של שחקן j יהיה בדיוק 3. אנחנו קוראים לשחקן כזה "שחקן רווי", כי הערך שלו הגיע לנקודת-רווייה.</text:p>
        </text:list-item>
        <text:list-item>
          <text:p text:style-name="P16"><text:span text:style-name="T2">מקרה ב</text:span>: הערך המקסימלי שהתקבל בבעיית המקסימיזציה של שחקן j גדול מ-3. במקרה זה, השחקן נשאר "שחקן חופשי".</text:p>
        </text:list-item>
      </text:list>
      <text:p text:style-name="Default">בדוגמה, הערכים המקסימליים המתקבלים עבור שחקנים <text:s text:c="2"/>א, ב, ג, ד <text:s text:c="2"/>הם <text:s text:c="2"/>4, 3, 8.25, 8.25 <text:s text:c="2"/>בהתאמה. לכן שחקן ב הופך לשחקן רווי, ושאר השחקנים נשארים חופשיים.</text:p>
      <text:p text:style-name="Default">כעת, נְקַבֵּע את הערך של השחקנים הרוויים בנקודת-הרוויה שלהם, ונמצא חלוקה אגליטרית עבור שאר השחקנים, על-ידי פתרון בעיית האופטימיזציה האגליטרית. בדוגמה, הבעייה שנפתור תיראה כך:</text:p>
      <text:p text:style-name="P11">Maximize <text:s text:c="3"/>z</text:p>
      <text:p text:style-name="P11">such that <text:s text:c="2"/>(X<text:span text:style-name="T13">1</text:span>,X<text:span text:style-name="T13">2</text:span>,X<text:span text:style-name="T13">3</text:span>,X<text:span text:style-name="T13">4</text:span>) is a partition of C;</text:p>
      <text:p text:style-name="P11"><text:s text:c="12"/>v<text:span text:style-name="T13">2</text:span>(X<text:span text:style-name="T13">2</text:span>) = 3;</text:p>
      <text:p text:style-name="P11"><text:s text:c="12"/>z ≤ v<text:span text:style-name="T13">1</text:span>(X<text:span text:style-name="T13">1</text:span>), z ≤ v<text:span text:style-name="T13">3</text:span>(X<text:span text:style-name="T13">3</text:span>), z ≤ v<text:span text:style-name="T13">4</text:span>(X<text:span text:style-name="T13">4</text:span>)</text:p>
      <text:p text:style-name="Default">בדוגמה, הערך המקסימלי של z בבעיית האופטימיזציה הזו הוא 4. מכאן ניתן להסיק, שבחלוקה לקסימין-אגליטרית, שחקן ב יקבל ערך 3, ויהיה שחקן כלשהו שיקבל ערך 4, וכל השאר השחקנים יקבלו לפחות 4. נמשיך באותו אופן, ונבדוק אם יש שחקן חופשי שאפשר להגדיל את ערכו, בלי לפגוע בערכים הנמוכים יותר. נפתור את הבעיה הבאה, עבור כל שחקן חופשי j:</text:p>
      <text:p text:style-name="P11">Maximize <text:s text:c="3"/>v<text:span text:style-name="T13">j</text:span>(X<text:span text:style-name="T13">j</text:span>)</text:p>
      <text:p text:style-name="P11">such that <text:s text:c="2"/>(X<text:span text:style-name="T13">1</text:span>,X<text:span text:style-name="T13">2</text:span>,X<text:span text:style-name="T13">3</text:span>,X<text:span text:style-name="T13">4</text:span>) is a partition of C;</text:p>
      <text:p text:style-name="P11"><text:s text:c="12"/>v<text:span text:style-name="T13">2</text:span>(X<text:span text:style-name="T13">2</text:span>) = 3;</text:p>
      <text:p text:style-name="P11"><text:s text:c="12"/>4 ≤ v<text:span text:style-name="T13">1</text:span>(X<text:span text:style-name="T13">1</text:span>), 4 ≤ v<text:span text:style-name="T13">3</text:span>(X<text:span text:style-name="T13">3</text:span>), 4 ≤ v<text:span text:style-name="T13">4</text:span>(X<text:span text:style-name="T13">4</text:span>).</text:p>
      <text:p text:style-name="Default">הפעם, הערכים המקסימליים עבור שחקנים <text:s text:c="2"/>א, ג, ד <text:s text:c="2"/>הם <text:s text:c="2"/>4, 6, 6 <text:s/>בהתאמה. לכן שחקן א הופך לשחקן רווי, ושאר השחקנים נשארים חופשיים.</text:p>
      <text:p text:style-name="Default">באיטרציה השלישית, אנחנו מקבעים את הערך של השחקנים הרוויים א,ב, ופותרים את הבעיה:</text:p>
      <text:p text:style-name="Default"/>
      <text:p text:style-name="P11">Maximize <text:s text:c="3"/>z</text:p>
      <text:p text:style-name="P11">such that <text:s text:c="2"/>(X<text:span text:style-name="T13">1</text:span>,X<text:span text:style-name="T13">2</text:span>,X<text:span text:style-name="T13">3</text:span>,X<text:span text:style-name="T13">4</text:span>) is a partition of C;</text:p>
      <text:p text:style-name="P11"><text:s text:c="12"/>v<text:span text:style-name="T13">2</text:span>(X<text:span text:style-name="T13">2</text:span>) = 3, v<text:span text:style-name="T13">1</text:span>(X<text:span text:style-name="T13">1</text:span>) = 4;</text:p>
      <text:p text:style-name="P9"><text:s text:c="12"/>z ≤ v<text:span text:style-name="T13">3</text:span>(X<text:span text:style-name="T13">3</text:span>), z ≤ v<text:span text:style-name="T13">4</text:span>(X<text:span text:style-name="T13">4</text:span>).</text:p>
      <text:p text:style-name="Default">הערך המקסימלי של z הוא 5. נמשיך ונפתור את הבעיה הבאה, עבור כל שחקן חופשי j:</text:p>
      <text:p text:style-name="Default"><text:soft-page-break/></text:p>
      <text:p text:style-name="P11">Maximize <text:s text:c="3"/>v<text:span text:style-name="T13">j</text:span>(X<text:span text:style-name="T13">j</text:span>)</text:p>
      <text:p text:style-name="P11">such that <text:s text:c="2"/>(X<text:span text:style-name="T13">1</text:span>,X<text:span text:style-name="T13">2</text:span>,X<text:span text:style-name="T13">3</text:span>,X<text:span text:style-name="T13">4</text:span>) is a partition of C;</text:p>
      <text:p text:style-name="P11"><text:s text:c="12"/>v<text:span text:style-name="T13">2</text:span>(X<text:span text:style-name="T13">2</text:span>) = 3, v<text:span text:style-name="T13">1</text:span>(X<text:span text:style-name="T13">1</text:span>) = 4;</text:p>
      <text:p text:style-name="P9"><text:s text:c="12"/>5 ≤ v<text:span text:style-name="T13">3</text:span>(X<text:span text:style-name="T13">3</text:span>), 5 ≤ v<text:span text:style-name="T13">4</text:span>(X<text:span text:style-name="T13">4</text:span>).</text:p>
      <text:p text:style-name="Default">הפעם, הערכים המקסימליים עבור שחקנים <text:s text:c="3"/>ג, ד <text:s text:c="2"/>הם <text:s text:c="2"/>5, 5 <text:s/>בהתאמה. לכן שני השחקנים הופכים להיות רוויים, והאלגוריתם מסתיים. החלוקה שנמצאה היא: הברזל לשחקן א, הדלק לשחקן ב, והעצים מתחלק שווה בשווה בין ג לבין ד.</text:p>
      <text:p text:style-name="Default">פסאודו-קוד של האלגוריתם הכללי מתואר למטה.</text:p>
      <text:p text:style-name="Default"/>
      <text:p text:style-name="P1">1. <text:span text:style-name="T8">אתחול</text:span>: S := קבוצה ריקה (קבוצת השחקנים הרוויים).</text:p>
      <text:p text:style-name="P1">2. פתור את בעיית האופטימיזציה הבאה:</text:p>
      <text:p text:style-name="Code">Maximize <text:s text:c="3"/>z</text:p>
      <text:p text:style-name="Code">such that <text:s text:c="2"/>(X<text:span text:style-name="T13">1</text:span>,…,X<text:span text:style-name="T13">n</text:span>) is a partition of C;</text:p>
      <text:p text:style-name="Code"><text:s text:c="12"/>v<text:span text:style-name="T13">i</text:span>(X<text:span text:style-name="T13">i</text:span>) = saturated_value[i] <text:s/>for all <text:s/>i in S;</text:p>
      <text:p text:style-name="Code"><text:s text:c="12"/>z ≤ v<text:span text:style-name="T13">j</text:span>(X<text:span text:style-name="T13">j</text:span>) <text:s/>for all j not in S.</text:p>
      <text:p text:style-name="P1">יהי z<text:span text:style-name="T13">max</text:span> הערך המקסימלי שהתקבל בבעיה זו.</text:p>
      <text:p text:style-name="P1">3. לכל שחקן חופשי j, פתור את בעיית האופטימיזציה הבאה:</text:p>
      <text:p text:style-name="Code">Maximize <text:s text:c="3"/>v<text:span text:style-name="T13">j</text:span>(X<text:span text:style-name="T13">j</text:span>)</text:p>
      <text:p text:style-name="Code">such that <text:s text:c="2"/>(X<text:span text:style-name="T13">1</text:span>,…,X<text:span text:style-name="T13">n</text:span>) is a partition of C;</text:p>
      <text:p text:style-name="Code"><text:s text:c="12"/>v<text:span text:style-name="T13">i</text:span>(X<text:span text:style-name="T13">i</text:span>) = saturated_value[i] <text:s/>for all <text:s/>i in S;</text:p>
      <text:p text:style-name="Code"><text:s text:c="12"/>z<text:span text:style-name="T13">max</text:span> ≤ v<text:span text:style-name="T13">j</text:span>(X<text:span text:style-name="T13">j</text:span>) <text:s/>for all j not in S.</text:p>
      <text:p text:style-name="P1">אם הערך המתקבל שווה ל- z<text:span text:style-name="T13">max</text:span>, אז j הוא שחקן רווי: הוסף אותו ל-S ושמור את ערך-הרוויה שלו:</text:p>
      <text:p text:style-name="P1"><text:s text:c="4"/>- saturated_value[j]=z<text:span text:style-name="T13">max</text:span>.</text:p>
      <text:p text:style-name="P1">4. אם כל השחקנים רוויים – סיים והחזר את החלוקה (X<text:span text:style-name="T13">1</text:span>,…,X<text:span text:style-name="T13">n</text:span>). אחרת – חזור לשורה 2.</text:p>
      <text:p text:style-name="Default"/>
      <text:p text:style-name="Default">האלגוריתם שהוצג למעלה עובד כאשר מרחב החלוקות האפשריות הוא מרחב <text:span text:style-name="T2">קמור</text:span>. במרחב קמור, אם לוקחים וקטורים של ערכי-המשתנים המייצגים חלוקות אפשריות, ומחשבים ממוצע חשבוני שלהם, אז גם הוקטור המתקבל מייצג חלוקה אפשרית. כפי שלמדנו בפרק על יעילות אוטיליטרית, בבעיית חלוקה עם m משאבים רציפים, כל חלוקה אפשרית מוגדרת ע"י מטריצה בעלת n שורות ו-m עמודות, שבה כל <text:soft-page-break/>המספרים הם בין 0 ל-1, <text:s/>וסכום המספרים בכל עמודה הוא 1. קל להוכיח שמרחב המטריצות האלו הוא מרחב קמור. לכן המשפט הבא נכון במקרה זה.</text:p>
      <text:p text:style-name="Default"><text:span text:style-name="T8">משפט</text:span>. כאשר מרחב החלוקות האפשריות הוא מרחב קמור, ולכל שחקן יש פונקציית-ערך אדיטיבית, האלגוריתם שהוצג למעלה מסתיים תוך n איטרציות לכל היותר.</text:p>
      <text:p text:style-name="Default"><text:span text:style-name="T8">הוכחה</text:span>. מספיק להוכיח, שבכל איטרציה, לפחות אחד מהשחקנים החופשיים הופך להיות רווי. נניח בשלילה, שבאיטרציה מסויימת, אף שחקן חופשי לא נעשה רווי. נסמן ב-z<text:span text:style-name="T13">max</text:span> <text:s/>את הערך של בעיית המקסימיזציה הראשונה באיטרציה זו, וב-f את מספר השחקנים החופשיים.</text:p>
      <text:p text:style-name="Default">ישנם f שחקנים חופשיים, ואף אחד מהם לא נעשה רווי. המשמעות היא, שקיימות f חלוקות אפשריות, שבכל אחת מהן, כל השחקנים הרוויים מקבלים את ערך-הרוויה שלהם, ואחד מ-f השחקנים החופשיים מקבל ערך גדול ממש מ-z<text:span text:style-name="T13">max</text:span>. ניקח את כל f החלוקות האלו, ונחשב את הממוצע החשבוני שלהן. כיוון שמרחב החלוקות האפשריות הוא קמור, החלוקה הממוצעת היא חלוקה אפשרית. מתכונת האדיטיביות נובע, שערכי השחקנים בחלוקה הממוצעת הם הממוצעים של ערכי השחקנים ב-f החלוקות. מכאן:</text:p>
      <text:list xml:id="list1263920068" text:style-name="WWNum10">
        <text:list-item>
          <text:p text:style-name="P17">בחלוקה הממוצעת, כל השחקנים הרוויים מקבלים את ערך-הרוויה שלהם;</text:p>
        </text:list-item>
        <text:list-item>
          <text:p text:style-name="P17">בחלוקה הממוצעת, כל השחקנים החופשיים מקבלים ערך גדול ממש מ- z<text:span text:style-name="T13">max</text:span>.</text:p>
        </text:list-item>
      </text:list>
      <text:p text:style-name="Default">אבל משתי הנקודות הללו נובע, שהערך של בעיית המקסימיזציה הראשונה באיטרציה זו היה צריך להיות גדול ממש מ- z<text:span text:style-name="T13">max</text:span>– סתירה. <text:s text:c="3"/>***</text:p>
      <text:p text:style-name="P2"/>
      <text:p text:style-name="Default"><text:span text:style-name="T8">משפט</text:span>. האלגוריתם שהוצג למעלה מחזיר חלוקה לקסימין-אגליטרית.</text:p>
      <text:p text:style-name="Default"><text:span text:style-name="T8">הוכחה</text:span>. לכל איטרציה k, נסמן ב-z<text:span text:style-name="T13">k </text:span>את הערך של בעיית המקסימיזציה הראשונה (הערך של z<text:span text:style-name="T13">max</text:span>) באיטרציה זו, וב-S<text:span text:style-name="T13">k</text:span> את קבוצת השחקנים הנעשים רוויים באיטרציה זו. בחלוקה שמחזיר האלגוריתם, כל השחקנים בקבוצה S<text:span text:style-name="T13">k</text:span> מקבלים סל עם ערך z<text:span text:style-name="T13">k</text:span>. שימו לב שהערך z<text:span text:style-name="T13">k</text:span> עולה עם k, כיוון שבכל איטרציה יש פחות אילוצים על הערך של z בבעיית האופטימיזציה הראשונה (פחות שחקנים חופשיים). </text:p>
      <text:p text:style-name="Default">נסמן ב-X את החלוקה המוחזרת מהאלגוריתם, נניח שהיא לא לקסימין-אגליטרית, ונסמן ב-Y חלוקה אחרת שהיא לקסימין-עדיפה על X. נסמן ב-k את האינדקס הקטן ביותר כך ששחקן מקבוצה S<text:span text:style-name="T13">k</text:span> מקבל ערך <text:span text:style-name="T2">שונה</text:span> בשתי החלוקות. נסמן שחקן זה ב-j. כיוון שהחלוקה Y לקסימין-עדיפה על X, שחקן j בהכרח מקבל ערך <text:span text:style-name="T2">גדול יותר</text:span> בחלוקה Y מבחלוקה X, כלומר ערך גדול מ-z<text:span text:style-name="T13">k</text:span>. מה אנחנו יודעים על ערכי השחקנים האחרים בחלוקה Y?</text:p>
      <text:list xml:id="list2292354243" text:style-name="WWNum21">
        <text:list-item>
          <text:p text:style-name="P18">כל השחקנים בקבוצות S<text:span text:style-name="T13">1</text:span>,...,S<text:span text:style-name="T13">k-1</text:span> מקבלים את אותו ערך בדיוק בשתי החלוקות – לפי ההנחה על k. </text:p>
        </text:list-item>
        <text:list-item>
          <text:p text:style-name="P18">כל השחקנים בקבוצות S<text:span text:style-name="T13">k</text:span>,S<text:span text:style-name="T13">k+1</text:span>,..., מקבלים ערך לפחות z<text:span text:style-name="T13">k</text:span> – כי החלוקה Y לקסימין-עדיפה על X.</text:p>
        </text:list-item>
      </text:list>
      <text:p text:style-name="Default">נתבונן בבעיית האופטימיזציה השניה באיטרציה k:</text:p>
      <text:p text:style-name="Default"><text:soft-page-break/></text:p>
      <text:p text:style-name="Code">Maximize <text:s text:c="3"/>v<text:span text:style-name="T13">j</text:span>(X<text:span text:style-name="T13">j</text:span>)</text:p>
      <text:p text:style-name="Code">such that <text:s text:c="2"/>(X<text:span text:style-name="T13">1</text:span>,…,X<text:span text:style-name="T13">n</text:span>) is a partition of C;</text:p>
      <text:p text:style-name="Code"><text:s text:c="12"/>v<text:span text:style-name="T13">i</text:span>(X<text:span text:style-name="T13">i</text:span>) = saturated_value[i] <text:s/>for all <text:s/>i in S;</text:p>
      <text:p text:style-name="Code"><text:s text:c="12"/>z<text:span text:style-name="T13">k</text:span> ≤ v<text:span text:style-name="T13">j</text:span>(X<text:span text:style-name="T13">j</text:span>) <text:s/>for all j not in S.</text:p>
      <text:p text:style-name="Default">נשים לב שבאיטרציה זו, הקבוצה S היא איחוד הקבוצות S<text:span text:style-name="T13">1</text:span>,...,S<text:span text:style-name="T13">k-1</text:span>. לכן, החלוקה Y היא פתרון אפשרי של בעיית האופטימיזציה. מכאן, שהערך המקסימלי של בעיית האופטימיזציה הוא לפחות הערך של שחקן j בחלוקה Y, שהוא גדול מ-z<text:span text:style-name="T13">k</text:span>. מכאן, ששחקן j אמור להישאר חופשי באיטרציה k – בסתירה להנחה ש-j נמצא בקבוצה S<text:span text:style-name="T13">k</text:span>. <text:s text:c="4"/>***</text:p>
      <text:h text:style-name="Heading_20_3" text:outline-level="3">יעילות אגליטרית והגינות</text:h>
      <text:p text:style-name="Default">האם חלוקה אגליטרית היא גם <text:span text:style-name="T2">הוגנת</text:span>? תלוי לאיזה הגינות מתכוונים: לגבי חלוקה פרופורציונלית התשובה היא "כן" (בתנאים סבירים), אבל לגבי חלוקה ללא-קנאה התשובה היא "לא". </text:p>
      <text:p text:style-name="Default"><text:span text:style-name="T8">משפט</text:span>. נתונה בעיית חלוקה כלשהי שבה פונקציות-הערך <text:span text:style-name="T2">מנורמלות</text:span>, כלומר קיים קבוע V כך ש:</text:p>
      <text:p text:style-name="P9">v<text:span text:style-name="T13">i</text:span>(C) = V for all i in 1,…,n.</text:p>
      <text:p text:style-name="Default">אם קיימת חלוקה פרופורציונלית כלשהי, אז כל חלוקה אגליטרית היא פרופורציונלית.</text:p>
      <text:p text:style-name="Default"><text:span text:style-name="T8">הוכחה</text:span>. בחלוקה פרופורציונלית, הערך של כל שחקן הוא לפחות V/n. לכן הערך המינימלי הוא לפחות V/n. חלוקה אגליטרית ממקסמת את הערך המינימלי, ולכן הערך המינימלי בחלוקה אגליטרית הוא לפחות V/n. כל חלוקה כזאת היא פרופורציונלית. ***</text:p>
      <text:p text:style-name="Default">בפרט, בבעיית חלוקת עוגה עם פונקציות-ערך רציפות אדיטיביות ומונוטוניות, קיימת חלוקה פרופורציונלית (ראו ביחידה הקודמת), ולכן כל חלוקה אגליטרית היא גם פרופורציונלית.</text:p>
      <text:p text:style-name="P3">אולם, חלוקה אגליטרית לא תמיד מקיימת את התנאי החזק יותר של חלוקה ללא-קנאה. הנה דוגמה. נניח שישנם חמישה שחקנים עם פונקציות-ערך קבועות-בחלקים לפי הטבלה הבאה:</text:p>
      <text:list xml:id="list95548784966748" text:continue-list="list95547124619563" text:style-name="WWNum2">
        <text:list-item>
          <text:p text:style-name="P19"/>
        </text:list-item>
      </text:list>
      <table:table table:name="Table5" table:style-name="Table5">
        <table:table-column table:style-name="Table5.A"/>
        <table:table-column table:style-name="Table5.B"/>
        <table:table-column table:style-name="Table5.C"/>
        <table:table-column table:style-name="Table5.B"/>
        <table:table-row table:style-name="Table5.1">
          <table:table-cell table:style-name="Table5.A1" office:value-type="string">
            <text:list xml:id="list95548286712693" text:continue-numbering="true" text:style-name="WWNum2">
              <text:list-item>
                <text:p text:style-name="P29">א:</text:p>
              </text:list-item>
            </text:list>
          </table:table-cell>
          <table:table-cell table:style-name="Table5.A1" office:value-type="string">
            <text:list xml:id="list95548086678241" text:continue-numbering="true" text:style-name="WWNum2">
              <text:list-item>
                <text:p text:style-name="P30">6</text:p>
              </text:list-item>
            </text:list>
          </table:table-cell>
          <table:table-cell table:style-name="Table5.A1" office:value-type="string">
            <text:list xml:id="list95548707032460" text:continue-numbering="true" text:style-name="WWNum2">
              <text:list-item>
                <text:p text:style-name="P30">9</text:p>
              </text:list-item>
            </text:list>
          </table:table-cell>
          <table:table-cell table:style-name="Table5.D1" office:value-type="string">
            <text:list xml:id="list95547946032023" text:continue-numbering="true" text:style-name="WWNum2">
              <text:list-item>
                <text:p text:style-name="P30">0</text:p>
              </text:list-item>
            </text:list>
          </table:table-cell>
        </table:table-row>
        <table:table-row table:style-name="Table5.1">
          <table:table-cell table:style-name="Table5.A2" office:value-type="string">
            <text:list xml:id="list95547507860123" text:continue-numbering="true" text:style-name="WWNum2">
              <text:list-item>
                <text:p text:style-name="P29">ב:</text:p>
              </text:list-item>
            </text:list>
          </table:table-cell>
          <table:table-cell table:style-name="Table5.A2" office:value-type="string">
            <text:list xml:id="list95546997009186" text:continue-numbering="true" text:style-name="WWNum2">
              <text:list-item>
                <text:p text:style-name="P30">0</text:p>
              </text:list-item>
            </text:list>
          </table:table-cell>
          <table:table-cell table:style-name="Table5.A2" office:value-type="string">
            <text:list xml:id="list95548653236964" text:continue-numbering="true" text:style-name="WWNum2">
              <text:list-item>
                <text:p text:style-name="P30">5</text:p>
              </text:list-item>
            </text:list>
          </table:table-cell>
          <table:table-cell table:style-name="Table5.D2" office:value-type="string">
            <text:list xml:id="list95547284640678" text:continue-numbering="true" text:style-name="WWNum2">
              <text:list-item>
                <text:p text:style-name="P30">10</text:p>
              </text:list-item>
            </text:list>
          </table:table-cell>
        </table:table-row>
        <table:table-row table:style-name="Table5.1">
          <table:table-cell table:style-name="Table5.A2" office:value-type="string">
            <text:list xml:id="list95547968211902" text:continue-numbering="true" text:style-name="WWNum2">
              <text:list-item>
                <text:p text:style-name="P29">ג:</text:p>
              </text:list-item>
            </text:list>
          </table:table-cell>
          <table:table-cell table:style-name="Table5.A2" office:value-type="string">
            <text:list xml:id="list95548728997922" text:continue-numbering="true" text:style-name="WWNum2">
              <text:list-item>
                <text:p text:style-name="P30">0</text:p>
              </text:list-item>
            </text:list>
          </table:table-cell>
          <table:table-cell table:style-name="Table5.A2" office:value-type="string">
            <text:list xml:id="list95546969603614" text:continue-numbering="true" text:style-name="WWNum2">
              <text:list-item>
                <text:p text:style-name="P30">0</text:p>
              </text:list-item>
            </text:list>
          </table:table-cell>
          <table:table-cell table:style-name="Table5.D2" office:value-type="string">
            <text:list xml:id="list95548874796850" text:continue-numbering="true" text:style-name="WWNum2">
              <text:list-item>
                <text:p text:style-name="P30">15</text:p>
              </text:list-item>
            </text:list>
          </table:table-cell>
        </table:table-row>
        <table:table-row table:style-name="Table5.1">
          <table:table-cell table:style-name="Table5.A2" office:value-type="string">
            <text:list xml:id="list95548607594922" text:continue-numbering="true" text:style-name="WWNum2">
              <text:list-item>
                <text:p text:style-name="P29">ד:</text:p>
              </text:list-item>
            </text:list>
          </table:table-cell>
          <table:table-cell table:style-name="Table5.A2" office:value-type="string">
            <text:list xml:id="list95547208183527" text:continue-numbering="true" text:style-name="WWNum2">
              <text:list-item>
                <text:p text:style-name="P30">0</text:p>
              </text:list-item>
            </text:list>
          </table:table-cell>
          <table:table-cell table:style-name="Table5.A2" office:value-type="string">
            <text:list xml:id="list95548126570193" text:continue-numbering="true" text:style-name="WWNum2">
              <text:list-item>
                <text:p text:style-name="P30">0</text:p>
              </text:list-item>
            </text:list>
          </table:table-cell>
          <table:table-cell table:style-name="Table5.D2" office:value-type="string">
            <text:list xml:id="list95547338896843" text:continue-numbering="true" text:style-name="WWNum2">
              <text:list-item>
                <text:p text:style-name="P30">15</text:p>
              </text:list-item>
            </text:list>
          </table:table-cell>
        </table:table-row>
        <table:table-row table:style-name="Table5.1">
          <table:table-cell table:style-name="Table5.A2" office:value-type="string">
            <text:list xml:id="list95547583386041" text:continue-numbering="true" text:style-name="WWNum2">
              <text:list-item>
                <text:p text:style-name="P29">ה:</text:p>
              </text:list-item>
            </text:list>
          </table:table-cell>
          <table:table-cell table:style-name="Table5.A2" office:value-type="string">
            <text:list xml:id="list95548996466868" text:continue-numbering="true" text:style-name="WWNum2">
              <text:list-item>
                <text:p text:style-name="P30">0</text:p>
              </text:list-item>
            </text:list>
          </table:table-cell>
          <table:table-cell table:style-name="Table5.A2" office:value-type="string">
            <text:list xml:id="list95548860138879" text:continue-numbering="true" text:style-name="WWNum2">
              <text:list-item>
                <text:p text:style-name="P30">0</text:p>
              </text:list-item>
            </text:list>
          </table:table-cell>
          <table:table-cell table:style-name="Table5.D2" office:value-type="string">
            <text:list xml:id="list95548695466269" text:continue-numbering="true" text:style-name="WWNum2">
              <text:list-item>
                <text:p text:style-name="P30">15</text:p>
              </text:list-item>
            </text:list>
          </table:table-cell>
        </table:table-row>
      </table:table>
      <text:p text:style-name="Standard"><text:soft-page-break/></text:p>
      <text:p text:style-name="Standard">שימו לב שפונקציות-הערך מנורמלות - כל השחקנים מייחסים ערך 15 לעוגה כולה. למרות זאת, נוכיח למטה שבכל חלוקה אגליטרית יש קנאה.</text:p>
      <text:p text:style-name="Standard"/>
      <text:p text:style-name="Question"><text:span text:style-name="T8">שאלות</text:span>. </text:p>
      <text:p text:style-name="Question">א. הוכיחו שקיימת חלוקה שבה הערך המינימלי הוא 5.</text:p>
      <text:p text:style-name="Question">ב. הסיקו מכאן, שבכל חלוקה אגליטרית, כל שחקן מקבל ערך לפחות 5.</text:p>
      <text:p text:style-name="Question">ג. הסיקו מכאן, שבכל חלוקה אגליטרית, האזור השמאלי ביותר ניתן כולו לשחקנים ג,ד,ה, והאיזור האמצעי ניתן כולו לשחקן ב.</text:p>
      <text:p text:style-name="Question">ד. הסיקו מכאן, שבכל חלוקה אגליטרית יש קנאה (מי מקנא במי ומדוע?)</text:p>
      <text:p text:style-name="Standard"/>
      <text:list xml:id="list95548073736365" text:continue-numbering="true" text:style-name="WWNum2">
        <text:list-item>
          <text:h text:style-name="P22" text:outline-level="2">חלוקה יעילה וללא-קנאה</text:h>
        </text:list-item>
      </text:list>
      <text:p text:style-name="P26">האם תמיד קיימת חלוקה שהיא גם יעילה-פארטו וגם ללא-קנאה? התשובה היא כן, אבל לא נספיק ללמוד על כך השנה.</text:p>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Ezra SIL" svg:font-family="'Ezr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avid CLM1" svg:font-family="'David CLM'" style:font-family-generic="system" style:font-pitch="variable"/>
    <style:font-face style:name="DejaVu Sans" svg:font-family="'DejaVu Sans'" style:font-family-generic="system" style:font-pitch="variable"/>
    <style:font-face style:name="Ezra SIL1" svg:font-family="'Ezra SIL'"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Nachlieli CLM" style:font-size-complex="12pt" style:language-complex="he" style:country-complex="IL"/>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972in" style:contextual-spacing="false" fo:line-height="120%" fo:text-align="end" style:justify-single-word="false" fo:orphans="2" fo:widows="2" fo:hyphenation-ladder-count="no-limit" style:writing-mode="rl-tb"/>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Nachlieli CLM" style:font-family-complex="'Nachlieli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in" fo:margin-right="0in" fo:margin-top="0.1665in" fo:margin-bottom="0.0835in" style:contextual-spacing="false" fo:text-indent="0in" style:auto-text-indent="false" fo:keep-with-next="always"/>
      <style:text-properties style:font-name="Liberation Sans" fo:font-family="'Liberation Sans'" style:font-family-generic="roman" style:font-pitch="variable" fo:font-size="21pt" fo:font-weight="bold" style:font-size-asian="21pt" style:font-weight-asian="bold" style:font-name-complex="Times New Roman" style:font-family-complex="'Times New Roman'" style:font-family-generic-complex="system" style:font-pitch-complex="variable" style:font-size-complex="21pt" style:font-weight-complex="bold"/>
    </style:style>
    <style:style style:name="Heading_20_2" style:display-name="Heading 2" style:family="paragraph" style:parent-style-name="Standard" style:default-outline-level="2" style:list-style-name="" style:class="text">
      <style:paragraph-properties fo:margin-top="0.1665in" fo:margin-bottom="0.0835in" style:contextual-spacing="false" fo:keep-with-next="always"/>
      <style:text-properties fo:color="#000000" loext:opacity="100%" style:font-name-complex="Times New Roman" style:font-family-complex="'Times New Roman'" style:font-family-generic-complex="system" style:font-pitch-complex="variable" style:font-size-complex="18pt"/>
    </style:style>
    <style:style style:name="Heading_20_3" style:display-name="Heading 3" style:family="paragraph" style:parent-style-name="Standard" style:default-outline-level="3" style:list-style-name=""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name-complex="Nachlieli CLM" style:font-family-complex="'Nachlieli CLM'" style:font-family-generic-complex="system" style:font-pitch-complex="variable" style:font-size-complex="14pt"/>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name-complex="Nachlieli CLM" style:font-family-complex="'Nachlieli CLM'" style:font-family-generic-complex="system" style:font-pitch-complex="variable" style:font-style-complex="italic"/>
    </style:style>
    <style:style style:name="milon" style:family="paragraph" style:parent-style-name="Standard" style:default-outline-level="">
      <style:paragraph-properties fo:margin-top="0.1665in" fo:margin-bottom="0.0835in" style:contextual-spacing="false" fo:padding-left="0.0555in" fo:padding-right="0.0555in" fo:padding-top="0.0138in" fo:padding-bottom="0.0138in" fo:border="0.51pt dotted #000000" style:shadow="#000000 0.0071in 0.0071in"/>
    </style:style>
    <style:style style:name="Code" style:family="paragraph" style:parent-style-name="Standard" style:default-outline-level="">
      <style:paragraph-properties fo:line-height="115%" fo:text-align="start" style:justify-single-word="false" fo:padding-left="0.0555in" fo:padding-right="0.0555in" fo:padding-top="0.0138in" fo:padding-bottom="0.0138in" fo:border="0.51pt solid #000000" style:shadow="none" style:writing-mode="lr-tb"/>
    </style:style>
    <style:style style:name="Question" style:family="paragraph" style:parent-style-name="Standard" style:default-outline-level="">
      <loext:graphic-properties draw:fill="solid" draw:fill-color="#fbe4d5"/>
      <style:paragraph-properties fo:margin-top="0in" fo:margin-bottom="0.1in" style:contextual-spacing="false" fo:background-color="#fbe4d5" fo:padding="0.0138in" fo:border="0.51pt dotted #000000" style:shadow="none"/>
    </style:style>
    <style:style style:name="Header_20_and_20_Footer" style:display-name="Header and Footer" style:family="paragraph" style:parent-style-name="Standard" style:default-outline-level="" style:class="extra">
      <style:paragraph-properties fo:text-align="center" style:justify-single-word="false"/>
      <style:text-properties fo:font-size="10pt" fo:font-style="italic" style:font-size-asian="10pt" style:font-style-asian="italic" style:font-size-complex="10pt" style:font-style-complex="italic"/>
    </style:style>
    <style:style style:name="Header" style:family="paragraph" style:parent-style-name="Standard" style:default-outline-level="" style:class="extra"/>
    <style:style style:name="Default" style:family="paragraph" style:default-outline-level="">
      <style:paragraph-properties fo:margin-top="0.0835in" fo:margin-bottom="0.139in" style:contextual-spacing="false" fo:line-height="115%" fo:text-align="end" style:justify-single-word="false" fo:orphans="2" fo:widows="2" fo:hyphenation-ladder-count="no-limit" style:writing-mode="rl-tb"/>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David CLM1" style:font-family-complex="'David CLM'" style:font-family-generic-complex="system" style:font-pitch-complex="variable" fo:hyphenate="false" fo:hyphenation-remain-char-count="2" fo:hyphenation-push-char-count="2" loext:hyphenation-no-caps="false"/>
    </style:style>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QAnswer" style:family="paragraph" style:parent-style-name="Text_20_body" style:default-outline-level="">
      <loext:graphic-properties draw:fill="solid" draw:fill-color="#e2efd9"/>
      <style:paragraph-properties fo:line-height="115%" fo:background-color="#e2efd9" fo:padding-left="0.0555in" fo:padding-right="0.0555in" fo:padding-top="0.0138in" fo:padding-bottom="0.0138in" fo:border="0.51pt dotted #000000" style:shadow="none"/>
    </style:style>
    <style:style style:name="List_20_Paragraph" style:display-name="List Paragraph" style:family="paragraph" style:parent-style-name="Standard" style:default-outline-level="">
      <style:paragraph-properties fo:margin-left="0.5in" fo:margin-right="0in" fo:margin-top="0in" fo:margin-bottom="0.0972in" style:contextual-spacing="true" fo:text-indent="0in" style:auto-text-indent="false"/>
    </style:style>
    <style:style style:name="SubHeading" style:family="paragraph" style:parent-style-name="Text_20_body" style:default-outline-level="" style:list-style-name="WWNum2">
      <style:text-properties style:font-name="Ezra SIL" fo:font-family="'Ezra SIL'" style:font-family-generic="roman" style:font-pitch="variable" fo:font-style="italic" style:font-style-asian="italic" style:font-name-complex="Ezra SIL1" style:font-family-complex="'Ezra SIL'" style:font-family-generic-complex="system" style:font-pitch-complex="variable" style:font-size-complex="10pt" style:font-style-complex="italic"/>
    </style:style>
    <style:style style:name="Comment" style:family="paragraph" style:parent-style-name="Text_20_body" style:default-outline-level="">
      <loext:graphic-properties draw:fill="solid" draw:fill-color="#d0cece"/>
      <style:paragraph-properties fo:background-color="#d0cece" fo:padding-left="0.0555in" fo:padding-right="0.0555in" fo:padding-top="0.0138in" fo:padding-bottom="0.0138in" fo:border="0.99pt fine-dashed #000000" style:shadow="none"/>
    </style:style>
    <style:style style:name="Definition" style:family="paragraph" style:parent-style-name="Text_20_body" style:default-outline-level="">
      <loext:graphic-properties draw:fill="solid" draw:fill-color="#d9e2f3"/>
      <style:paragraph-properties fo:background-color="#d9e2f3" fo:padding-left="0.0555in" fo:padding-right="0.0555in" fo:padding-top="0.0138in" fo:padding-bottom="0.0138in" fo:border="0.51pt solid #000000" style:shadow="#000000 0.0071in 0.0071in"/>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milon_20_Char" style:display-name="milon Char" style:family="text" style:parent-style-name="Default_20_Paragraph_20_Font">
      <style:text-properties style:font-name="Monospace" fo:font-family="Monospace" style:font-family-generic="roman" style:font-pitch="variable" fo:font-size="12pt" style:font-size-asian="12pt" style:font-name-complex="David CLM1" style:font-family-complex="'David CLM'" style:font-family-generic-complex="system" style:font-pitch-complex="variable"/>
    </style:style>
    <style:style style:name="Emphasis" style:family="text">
      <style:text-properties fo:font-style="italic" style:font-style-asian="italic" style:font-style-complex="italic"/>
    </style:style>
    <style:style style:name="Code_20_Char" style:display-name="Code Char" style:family="text" style:parent-style-name="Default_20_Paragraph_20_Font">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ody_20_Text_20_Char" style:display-name="Body Text Char" style:family="text" style:parent-style-name="Default_20_Paragraph_20_Font">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style:style>
    <style:style style:name="QAnswer_20_Char" style:display-name="QAnswer Char" style:family="text" style:parent-style-name="Body_20_Text_20_Char">
      <style:text-properties style:font-name="Courier New" fo:font-family="'Courier New'" style:font-family-generic="roman" style:font-pitch="variable" fo:font-size="12pt" fo:background-color="#e2efd9" style:font-size-asian="12pt" style:font-name-complex="David CLM1" style:font-family-complex="'David CLM'" style:font-family-generic-complex="system" style:font-pitch-complex="variable"/>
    </style:style>
    <style:style style:name="SubHeading_20_Char" style:display-name="SubHeading Char" style:family="text" style:parent-style-name="Body_20_Text_20_Char">
      <style:text-properties style:font-name="Ezra SIL" fo:font-family="'Ezra SIL'" style:font-family-generic="roman" style:font-pitch="variable" fo:font-size="12pt" fo:font-style="italic" style:font-size-asian="12pt" style:font-style-asian="italic" style:font-name-complex="Ezra SIL1" style:font-family-complex="'Ezra SIL'" style:font-family-generic-complex="system" style:font-pitch-complex="variable" style:font-size-complex="10pt" style:font-style-complex="italic"/>
    </style:style>
    <style:style style:name="Question_20_Char" style:display-name="Question Char" style:family="text" style:parent-style-name="Default_20_Paragraph_20_Font">
      <style:text-properties style:font-name="Courier New" fo:font-family="'Courier New'" style:font-family-generic="roman" style:font-pitch="variable" fo:font-size="12pt" fo:background-color="#fbe4d5" style:font-size-asian="12pt" style:font-name-complex="David CLM1" style:font-family-complex="'David CLM'" style:font-family-generic-complex="system" style:font-pitch-complex="variable"/>
    </style:style>
    <style:style style:name="Comment_20_Char" style:display-name="Comment Char" style:family="text" style:parent-style-name="Question_20_Char">
      <style:text-properties style:font-name="Courier New" fo:font-family="'Courier New'" style:font-family-generic="roman" style:font-pitch="variable" fo:font-size="12pt" fo:background-color="#d0cece" style:font-size-asian="12pt" style:font-name-complex="David CLM1" style:font-family-complex="'David CLM'"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Definition_20_Char" style:display-name="Definition Char" style:family="text" style:parent-style-name="Body_20_Text_20_Char">
      <style:text-properties style:font-name="Courier New" fo:font-family="'Courier New'" style:font-family-generic="roman" style:font-pitch="variable" fo:font-size="12pt" fo:background-color="#d9e2f3" style:font-size-asian="12pt" style:font-name-complex="David CLM1" style:font-family-complex="'David CLM'" style:font-family-generic-complex="system" style:font-pitch-complex="variable"/>
    </style:style>
    <style:style style:name="Comment_20_Text_20_Char" style:display-name="Comment Text Char" style:family="text" style:parent-style-name="Default_20_Paragraph_20_Font">
      <style:text-properties style:font-name="Courier New" fo:font-family="'Courier New'" style:font-family-generic="roman" style:font-pitch="variable" style:font-name-complex="David CLM1" style:font-family-complex="'David CLM'"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Courier New" fo:font-family="'Courier New'" style:font-family-generic="roman" style:font-pitch="variable" fo:font-weight="bold" style:font-weight-asian="bold" style:font-name-complex="David CLM1" style:font-family-complex="'David CLM'" style:font-family-generic-complex="system" style:font-pitch-complex="variable" style:font-size-complex="10pt"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13"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22"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0"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41"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44"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9"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0"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53"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56"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58"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9"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62"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65"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67"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68"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71"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fo:text-align="end">
          <style:list-level-label-alignment text:label-followed-by="nothing" fo:text-indent="-0.3in" fo:margin-left="0.3in"/>
        </style:list-level-properties>
      </text:list-level-style-number>
      <text:list-level-style-number text:level="2" style:num-format="">
        <style:list-level-properties text:list-level-position-and-space-mode="label-alignment" fo:text-align="end">
          <style:list-level-label-alignment text:label-followed-by="nothing"/>
        </style:list-level-properties>
      </text:list-level-style-number>
      <text:list-level-style-number text:level="3" style:num-format="">
        <style:list-level-properties text:list-level-position-and-space-mode="label-alignment" fo:text-align="end">
          <style:list-level-label-alignment text:label-followed-by="nothing"/>
        </style:list-level-properties>
      </text:list-level-style-number>
      <text:list-level-style-number text:level="4" style:num-format="">
        <style:list-level-properties text:list-level-position-and-space-mode="label-alignment" fo:text-align="end">
          <style:list-level-label-alignment text:label-followed-by="nothing"/>
        </style:list-level-properties>
      </text:list-level-style-number>
      <text:list-level-style-number text:level="5" style:num-format="">
        <style:list-level-properties text:list-level-position-and-space-mode="label-alignment" fo:text-align="end">
          <style:list-level-label-alignment text:label-followed-by="nothing"/>
        </style:list-level-properties>
      </text:list-level-style-number>
      <text:list-level-style-number text:level="6" style:num-format="">
        <style:list-level-properties text:list-level-position-and-space-mode="label-alignment" fo:text-align="end">
          <style:list-level-label-alignment text:label-followed-by="nothing"/>
        </style:list-level-properties>
      </text:list-level-style-number>
      <text:list-level-style-number text:level="7" style:num-format="">
        <style:list-level-properties text:list-level-position-and-space-mode="label-alignment" fo:text-align="end">
          <style:list-level-label-alignment text:label-followed-by="nothing"/>
        </style:list-level-properties>
      </text:list-level-style-number>
      <text:list-level-style-number text:level="8" style:num-format="">
        <style:list-level-properties text:list-level-position-and-space-mode="label-alignment" fo:text-align="end">
          <style:list-level-label-alignment text:label-followed-by="nothing"/>
        </style:list-level-properties>
      </text:list-level-style-number>
      <text:list-level-style-number text:level="9" style:num-format="">
        <style:list-level-properties text:list-level-position-and-space-mode="label-alignment" fo:text-align="end">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85"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7"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format="1" text:display-levels="2">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807in" fo:margin-left="0in" fo:margin-right="0in" fo:margin-bottom="0.0417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Header_20_and_20_Footer">ברוך ה’ חונן הדעת</text:p>
        <text:p text:style-name="Header"/>
      </style:header>
      <style:footer>
        <text:p text:style-name="Header_20_and_20_Footer">- <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449</meta:editing-cycles>
    <meta:creation-date>2017-11-04T18:18:00</meta:creation-date>
    <dc:date>2021-10-11T09:55:46.612000000</dc:date>
    <dc:language>en-US</dc:language>
    <meta:editing-duration>P12DT6H28M28S</meta:editing-duration>
    <meta:generator>LibreOffice/7.0.3.1$Windows_X86_64 LibreOffice_project/d7547858d014d4cf69878db179d326fc3483e082</meta:generator>
    <meta:document-statistic meta:table-count="5" meta:image-count="0" meta:object-count="0" meta:page-count="15" meta:paragraph-count="266" meta:word-count="4180" meta:character-count="23809" meta:non-whitespace-character-count="195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dotx" xlink:href=""/>
  </office:meta>
</office:document-meta>
</file>